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20000000C9B0FDF49526537750.jpg" manifest:media-type="image/jpe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F" svg:font-family=""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style:font-pitch="variable"/>
  </office:font-face-decls>
  <office:automatic-styles>
    <style:style style:name="P1" style:family="paragraph" style:parent-style-name="Heading_20_5" style:list-style-name="WWNum8">
      <style:paragraph-properties fo:margin-left="1.0272in" fo:margin-right="0in" fo:margin-top="0.1807in" fo:margin-bottom="0in" style:contextual-spacing="false" fo:text-indent="-0.3925in" style:auto-text-indent="false">
        <style:tab-stops>
          <style:tab-stop style:position="1.0272in"/>
          <style:tab-stop style:position="1.028in"/>
        </style:tab-stops>
      </style:paragraph-properties>
    </style:style>
    <style:style style:name="P2" style:family="paragraph" style:parent-style-name="Heading_20_5" style:list-style-name="WWNum8">
      <style:paragraph-properties fo:margin-top="0.0008in" fo:margin-bottom="0in" style:contextual-spacing="false">
        <style:tab-stops>
          <style:tab-stop style:position="0.8709in"/>
        </style:tab-stops>
      </style:paragraph-properties>
    </style:style>
    <style:style style:name="P3" style:family="paragraph" style:parent-style-name="Heading_20_5" style:list-style-name="WWNum8">
      <style:paragraph-properties fo:margin-top="0.0457in" fo:margin-bottom="0in" style:contextual-spacing="false">
        <style:tab-stops>
          <style:tab-stop style:position="0.8709in"/>
        </style:tab-stops>
      </style:paragraph-properties>
    </style:style>
    <style:style style:name="P4" style:family="paragraph" style:parent-style-name="Heading_20_5" style:list-style-name="WWNum8" style:master-page-name="Converted1">
      <style:paragraph-properties fo:margin-left="1.0055in" fo:margin-right="0in" fo:margin-top="0.0673in" fo:margin-bottom="0in" style:contextual-spacing="false" fo:text-indent="-0.3709in" style:auto-text-indent="false" style:page-number="9">
        <style:tab-stops>
          <style:tab-stop style:position="1.0055in"/>
          <style:tab-stop style:position="1.0063in"/>
        </style:tab-stops>
      </style:paragraph-properties>
    </style:style>
    <style:style style:name="P5" style:family="paragraph" style:parent-style-name="Heading_20_5" style:list-style-name="WWNum8">
      <style:paragraph-properties fo:margin-left="1.0055in" fo:margin-right="0in" fo:margin-top="0.0008in" fo:margin-bottom="0in" style:contextual-spacing="false" fo:text-indent="-0.3709in" style:auto-text-indent="false">
        <style:tab-stops>
          <style:tab-stop style:position="1.0055in"/>
          <style:tab-stop style:position="1.0063in"/>
        </style:tab-stops>
      </style:paragraph-properties>
    </style:style>
    <style:style style:name="P6" style:family="paragraph" style:parent-style-name="Heading_20_5" style:list-style-name="WWNum8">
      <style:paragraph-properties fo:margin-left="1.0055in" fo:margin-right="0in" fo:text-indent="-0.3709in" style:auto-text-indent="false">
        <style:tab-stops>
          <style:tab-stop style:position="1.0055in"/>
          <style:tab-stop style:position="1.0063in"/>
        </style:tab-stops>
      </style:paragraph-properties>
    </style:style>
    <style:style style:name="P7" style:family="paragraph" style:parent-style-name="Heading_20_5" style:list-style-name="WWNum8">
      <style:paragraph-properties fo:margin-left="1.0055in" fo:margin-right="0in" fo:margin-top="0.0453in" fo:margin-bottom="0in" style:contextual-spacing="false" fo:text-indent="-0.3709in" style:auto-text-indent="false">
        <style:tab-stops>
          <style:tab-stop style:position="1.0055in"/>
          <style:tab-stop style:position="1.0063in"/>
        </style:tab-stops>
      </style:paragraph-properties>
    </style:style>
    <style:style style:name="P8" style:family="paragraph" style:parent-style-name="Heading_20_5">
      <style:paragraph-properties fo:margin-left="1.0055in" fo:margin-right="0in" fo:margin-top="0.0008in" fo:margin-bottom="0in" style:contextual-spacing="false" fo:text-indent="-0.3709in" style:auto-text-indent="false">
        <style:tab-stops>
          <style:tab-stop style:position="1.0055in"/>
          <style:tab-stop style:position="1.0063in"/>
        </style:tab-stops>
      </style:paragraph-properties>
    </style:style>
    <style:style style:name="P9" style:family="paragraph" style:parent-style-name="Heading_20_5" style:list-style-name="WWNum8">
      <style:paragraph-properties fo:margin-left="1.0055in" fo:margin-right="0in" fo:text-align="justify" style:justify-single-word="false" fo:text-indent="-0.3709in" style:auto-text-indent="false">
        <style:tab-stops>
          <style:tab-stop style:position="1.0063in"/>
        </style:tab-stops>
      </style:paragraph-properties>
    </style:style>
    <style:style style:name="P10" style:family="paragraph" style:parent-style-name="Heading_20_5">
      <style:paragraph-properties fo:margin-left="0.3571in" fo:margin-right="0in" fo:text-indent="0in" style:auto-text-indent="false">
        <style:tab-stops>
          <style:tab-stop style:position="2.4854in"/>
          <style:tab-stop style:position="4.798in"/>
        </style:tab-stops>
      </style:paragraph-properties>
    </style:style>
    <style:style style:name="P11" style:family="paragraph" style:parent-style-name="List_20_Paragraph" style:list-style-name="WWNum8">
      <style:paragraph-properties fo:margin-left="0.6354in" fo:margin-right="3.3846in" fo:line-height="191%" fo:text-indent="0in" style:auto-text-indent="false">
        <style:tab-stops>
          <style:tab-stop style:position="1.0047in"/>
          <style:tab-stop style:position="1.0055in"/>
        </style:tab-stops>
      </style:paragraph-properties>
    </style:style>
    <style:style style:name="P12" style:family="paragraph" style:parent-style-name="List_20_Paragraph">
      <style:paragraph-properties fo:margin-left="0.6354in" fo:margin-right="3.3846in" fo:line-height="191%" fo:text-indent="0in" style:auto-text-indent="false">
        <style:tab-stops>
          <style:tab-stop style:position="1.0047in"/>
          <style:tab-stop style:position="1.0055in"/>
        </style:tab-stops>
      </style:paragraph-properties>
    </style:style>
    <style:style style:name="P13" style:family="paragraph" style:parent-style-name="List_20_Paragraph" style:list-style-name="WWNum8">
      <style:paragraph-properties fo:margin-left="1.0055in" fo:margin-right="0in" fo:margin-top="0.0453in" fo:margin-bottom="0in" style:contextual-spacing="false" fo:text-indent="-0.3709in" style:auto-text-indent="false">
        <style:tab-stops>
          <style:tab-stop style:position="1.0055in"/>
          <style:tab-stop style:position="1.0063in"/>
        </style:tab-stops>
      </style:paragraph-properties>
    </style:style>
    <style:style style:name="P14" style:family="paragraph" style:parent-style-name="List_20_Paragraph" style:list-style-name="WWNum8">
      <style:paragraph-properties fo:margin-left="1.0055in" fo:margin-right="0in" fo:margin-top="0.0457in" fo:margin-bottom="0in" style:contextual-spacing="false" fo:text-indent="-0.3709in" style:auto-text-indent="false">
        <style:tab-stops>
          <style:tab-stop style:position="1.0055in"/>
          <style:tab-stop style:position="1.0063in"/>
        </style:tab-stops>
      </style:paragraph-properties>
    </style:style>
    <style:style style:name="P15" style:family="paragraph" style:parent-style-name="List_20_Paragraph" style:list-style-name="WWNum7">
      <style:paragraph-properties fo:margin-left="1.0047in" fo:margin-right="1.3654in" fo:margin-top="0.002in" fo:margin-bottom="0in" style:contextual-spacing="false" fo:line-height="103%" fo:text-indent="-0.3701in" style:auto-text-indent="false">
        <style:tab-stops>
          <style:tab-stop style:position="1.0047in"/>
          <style:tab-stop style:position="1.0055in"/>
        </style:tab-stops>
      </style:paragraph-properties>
    </style:style>
    <style:style style:name="P16" style:family="paragraph" style:parent-style-name="List_20_Paragraph" style:list-style-name="WWNum7">
      <style:paragraph-properties fo:margin-left="1.0047in" fo:margin-right="1.3646in" fo:margin-top="0.0028in" fo:margin-bottom="0in" style:contextual-spacing="false" fo:line-height="103%" fo:text-indent="-0.3701in" style:auto-text-indent="false">
        <style:tab-stops>
          <style:tab-stop style:position="1.0047in"/>
          <style:tab-stop style:position="1.0055in"/>
        </style:tab-stops>
      </style:paragraph-properties>
    </style:style>
    <style:style style:name="P17" style:family="paragraph" style:parent-style-name="List_20_Paragraph" style:list-style-name="WWNum6">
      <style:paragraph-properties fo:margin-left="1.0047in" fo:margin-right="1.278in" fo:margin-top="0.0055in" fo:margin-bottom="0in" style:contextual-spacing="false" fo:line-height="103%" fo:text-indent="-0.3701in" style:auto-text-indent="false">
        <style:tab-stops>
          <style:tab-stop style:position="1.0047in"/>
          <style:tab-stop style:position="1.0055in"/>
        </style:tab-stops>
      </style:paragraph-properties>
    </style:style>
    <style:style style:name="P18" style:family="paragraph" style:parent-style-name="List_20_Paragraph">
      <style:paragraph-properties fo:margin-left="1.0047in" fo:margin-right="1.3646in" fo:margin-top="0.0028in" fo:margin-bottom="0in" style:contextual-spacing="false" fo:line-height="103%" fo:text-indent="-0.3701in" style:auto-text-indent="false">
        <style:tab-stops>
          <style:tab-stop style:position="1.0047in"/>
          <style:tab-stop style:position="1.0055in"/>
        </style:tab-stops>
      </style:paragraph-properties>
    </style:style>
    <style:style style:name="P19" style:family="paragraph" style:parent-style-name="List_20_Paragraph" style:list-style-name="WWNum5">
      <style:paragraph-properties fo:margin-left="0.8701in" fo:margin-right="1.2382in" fo:margin-top="0.0071in" fo:margin-bottom="0in" style:contextual-spacing="false" fo:line-height="103%" fo:text-indent="-0.2354in" style:auto-text-indent="false">
        <style:tab-stops>
          <style:tab-stop style:position="0.8709in"/>
        </style:tab-stops>
      </style:paragraph-properties>
    </style:style>
    <style:style style:name="P20" style:family="paragraph" style:parent-style-name="List_20_Paragraph" style:list-style-name="WWNum4">
      <style:paragraph-properties fo:margin-left="0.9134in" fo:margin-right="0.9937in" fo:margin-top="0.0035in" fo:margin-bottom="0in" style:contextual-spacing="false" fo:line-height="103%" fo:text-indent="-0.2783in" style:auto-text-indent="false">
        <style:tab-stops>
          <style:tab-stop style:position="0.9134in"/>
          <style:tab-stop style:position="0.9138in"/>
        </style:tab-stops>
      </style:paragraph-properties>
    </style:style>
    <style:style style:name="P21" style:family="paragraph" style:parent-style-name="List_20_Paragraph" style:list-style-name="WWNum4">
      <style:paragraph-properties fo:margin-left="0.9134in" fo:margin-right="1.1957in" fo:margin-top="0.002in" fo:margin-bottom="0in" style:contextual-spacing="false" fo:line-height="103%" fo:text-indent="-0.2783in" style:auto-text-indent="false">
        <style:tab-stops>
          <style:tab-stop style:position="0.9134in"/>
          <style:tab-stop style:position="0.9138in"/>
        </style:tab-stops>
      </style:paragraph-properties>
    </style:style>
    <style:style style:name="P22" style:family="paragraph" style:parent-style-name="List_20_Paragraph" style:list-style-name="WWNum4">
      <style:paragraph-properties fo:margin-left="0.9134in" fo:margin-right="1.0484in" fo:line-height="103%" fo:text-indent="-0.2783in" style:auto-text-indent="false">
        <style:tab-stops>
          <style:tab-stop style:position="0.9134in"/>
          <style:tab-stop style:position="0.9138in"/>
        </style:tab-stops>
      </style:paragraph-properties>
    </style:style>
    <style:style style:name="P23" style:family="paragraph" style:parent-style-name="List_20_Paragraph" style:list-style-name="WWNum2">
      <style:paragraph-properties fo:margin-left="0.6354in" fo:margin-right="1.1898in" fo:margin-top="0.0008in" fo:margin-bottom="0in" style:contextual-spacing="false" fo:line-height="103%" fo:text-indent="0in" style:auto-text-indent="false">
        <style:tab-stops>
          <style:tab-stop style:position="0.7543in"/>
        </style:tab-stops>
      </style:paragraph-properties>
    </style:style>
    <style:style style:name="P24" style:family="paragraph" style:parent-style-name="List_20_Paragraph" style:list-style-name="WWNum2">
      <style:paragraph-properties fo:margin-left="0.6354in" fo:margin-right="1.1244in" fo:line-height="103%" fo:text-indent="0in" style:auto-text-indent="false">
        <style:tab-stops>
          <style:tab-stop style:position="0.7543in"/>
        </style:tab-stops>
      </style:paragraph-properties>
    </style:style>
    <style:style style:name="P25" style:family="paragraph" style:parent-style-name="List_20_Paragraph" style:list-style-name="WWNum1">
      <style:paragraph-properties fo:margin-left="1.1055in" fo:margin-right="1.002in" fo:line-height="103%" fo:text-indent="-0.2354in" style:auto-text-indent="false">
        <style:tab-stops>
          <style:tab-stop style:position="1.1055in"/>
        </style:tab-stops>
      </style:paragraph-properties>
    </style:style>
    <style:style style:name="P26" style:family="paragraph" style:parent-style-name="List_20_Paragraph" style:list-style-name="WWNum1">
      <style:paragraph-properties fo:margin-left="1.1055in" fo:margin-right="1.5252in" fo:line-height="103%" fo:text-indent="-0.2354in" style:auto-text-indent="false">
        <style:tab-stops>
          <style:tab-stop style:position="1.1055in"/>
        </style:tab-stops>
      </style:paragraph-properties>
    </style:style>
    <style:style style:name="P27" style:family="paragraph" style:parent-style-name="List_20_Paragraph" style:list-style-name="WWNum6">
      <style:paragraph-properties fo:line-height="0.1673in">
        <style:tab-stops>
          <style:tab-stop style:position="1.0047in"/>
          <style:tab-stop style:position="1.0055in"/>
        </style:tab-stops>
      </style:paragraph-properties>
    </style:style>
    <style:style style:name="P28" style:family="paragraph" style:parent-style-name="List_20_Paragraph" style:list-style-name="WWNum6">
      <style:paragraph-properties fo:margin-top="0.002in" fo:margin-bottom="0in" style:contextual-spacing="false">
        <style:tab-stops>
          <style:tab-stop style:position="1.0047in"/>
          <style:tab-stop style:position="1.0055in"/>
        </style:tab-stops>
      </style:paragraph-properties>
    </style:style>
    <style:style style:name="P29" style:family="paragraph" style:parent-style-name="List_20_Paragraph" style:list-style-name="WWNum8">
      <style:paragraph-properties fo:margin-left="1.0055in" fo:margin-right="0in" fo:margin-top="0.0457in" fo:margin-bottom="0in" style:contextual-spacing="false" fo:text-indent="-0.3701in" style:auto-text-indent="false">
        <style:tab-stops>
          <style:tab-stop style:position="1.0047in"/>
          <style:tab-stop style:position="1.0055in"/>
        </style:tab-stops>
      </style:paragraph-properties>
    </style:style>
    <style:style style:name="P30" style:family="paragraph" style:parent-style-name="List_20_Paragraph" style:list-style-name="WWNum5">
      <style:paragraph-properties fo:margin-top="0.0035in" fo:margin-bottom="0in" style:contextual-spacing="false">
        <style:tab-stops>
          <style:tab-stop style:position="0.8709in"/>
        </style:tab-stops>
      </style:paragraph-properties>
    </style:style>
    <style:style style:name="P31" style:family="paragraph" style:parent-style-name="List_20_Paragraph" style:list-style-name="WWNum5">
      <style:paragraph-properties fo:margin-top="0.0055in" fo:margin-bottom="0in" style:contextual-spacing="false">
        <style:tab-stops>
          <style:tab-stop style:position="0.8709in"/>
        </style:tab-stops>
      </style:paragraph-properties>
    </style:style>
    <style:style style:name="P32" style:family="paragraph" style:parent-style-name="List_20_Paragraph" style:list-style-name="WWNum4">
      <style:paragraph-properties fo:line-height="0.1646in">
        <style:tab-stops>
          <style:tab-stop style:position="0.9134in"/>
          <style:tab-stop style:position="0.9138in"/>
        </style:tab-stops>
      </style:paragraph-properties>
    </style:style>
    <style:style style:name="P33" style:family="paragraph" style:parent-style-name="List_20_Paragraph" style:list-style-name="WWNum3">
      <style:paragraph-properties fo:margin-top="0.0028in" fo:margin-bottom="0in" style:contextual-spacing="false">
        <style:tab-stops>
          <style:tab-stop style:position="0.8209in"/>
        </style:tab-stops>
      </style:paragraph-properties>
    </style:style>
    <style:style style:name="P34" style:family="paragraph" style:parent-style-name="List_20_Paragraph" style:list-style-name="WWNum3">
      <style:paragraph-properties fo:margin-top="0.0055in" fo:margin-bottom="0in" style:contextual-spacing="false">
        <style:tab-stops>
          <style:tab-stop style:position="0.8209in"/>
        </style:tab-stops>
      </style:paragraph-properties>
    </style:style>
    <style:style style:name="P35" style:family="paragraph" style:parent-style-name="Standard" style:master-page-name="Standard">
      <style:paragraph-properties fo:margin-left="2.5555in" fo:margin-right="0.7091in" fo:margin-top="0.0008in" fo:margin-bottom="0in" style:contextual-spacing="false" fo:text-indent="-1.7772in" style:auto-text-indent="false" style:page-number="8"/>
    </style:style>
    <style:style style:name="P36" style:family="paragraph" style:parent-style-name="Standard">
      <style:paragraph-properties fo:margin-left="0.6354in" fo:margin-right="0.4283in" fo:line-height="100%" fo:text-indent="0in" style:auto-text-indent="false"/>
    </style:style>
    <style:style style:name="P37" style:family="paragraph" style:parent-style-name="Standard">
      <style:paragraph-properties fo:margin-left="2.4189in" fo:margin-right="0in" fo:line-height="0.0138in" fo:text-indent="0in" style:auto-text-indent="false">
        <style:tab-stops>
          <style:tab-stop style:position="6.7283in"/>
        </style:tab-stops>
      </style:paragraph-properties>
    </style:style>
    <style:style style:name="P38" style:family="paragraph" style:parent-style-name="Standard">
      <style:paragraph-properties fo:margin-left="3.3402in" fo:margin-right="0in" fo:line-height="0.0138in" fo:text-indent="0in" style:auto-text-indent="false">
        <style:tab-stops>
          <style:tab-stop style:position="6.7283in"/>
        </style:tab-stops>
      </style:paragraph-properties>
    </style:style>
    <style:style style:name="P39" style:family="paragraph" style:parent-style-name="Standard">
      <style:paragraph-properties fo:margin-left="0.6354in" fo:margin-right="0in" fo:margin-top="0in" fo:margin-bottom="0.0028in" style:contextual-spacing="false" fo:text-indent="0in" style:auto-text-indent="false">
        <style:tab-stops>
          <style:tab-stop style:position="3.3689in"/>
          <style:tab-stop style:position="6.7382in"/>
        </style:tab-stops>
      </style:paragraph-properties>
    </style:style>
    <style:style style:name="P40" style:family="paragraph" style:parent-style-name="Standard">
      <style:paragraph-properties fo:margin-left="0.6354in" fo:margin-right="0in" fo:text-indent="0in" style:auto-text-indent="false"/>
    </style:style>
    <style:style style:name="P41" style:family="paragraph" style:parent-style-name="Standard">
      <style:paragraph-properties fo:margin-left="0.6354in" fo:margin-right="0in" fo:margin-top="0.0055in" fo:margin-bottom="0in" style:contextual-spacing="false" fo:text-indent="0in" style:auto-text-indent="false"/>
    </style:style>
    <style:style style:name="P42" style:family="paragraph" style:parent-style-name="Standard">
      <style:paragraph-properties fo:margin-left="0.6354in" fo:margin-right="0in" fo:margin-top="0.1193in" fo:margin-bottom="0in" style:contextual-spacing="false" fo:text-indent="0in" style:auto-text-indent="false"/>
    </style:style>
    <style:style style:name="P43" style:family="paragraph" style:parent-style-name="Standard">
      <style:paragraph-properties fo:margin-left="0.6354in" fo:margin-right="0in" fo:margin-top="0.0453in" fo:margin-bottom="0in" style:contextual-spacing="false" fo:text-indent="0in" style:auto-text-indent="false"/>
    </style:style>
    <style:style style:name="P44" style:family="paragraph" style:parent-style-name="Standard">
      <style:paragraph-properties fo:margin-left="0.6354in" fo:margin-right="0.9839in" fo:margin-top="0.0008in" fo:margin-bottom="0in" style:contextual-spacing="false" fo:line-height="103%" fo:text-align="justify" style:justify-single-word="false" fo:text-indent="0in" style:auto-text-indent="false"/>
    </style:style>
    <style:style style:name="P45" style:family="paragraph" style:parent-style-name="Standard">
      <style:paragraph-properties fo:margin-left="0.6354in" fo:margin-right="0.9709in" fo:margin-top="0.0055in" fo:margin-bottom="0in" style:contextual-spacing="false" fo:line-height="103%" fo:text-align="justify" style:justify-single-word="false" fo:text-indent="0in" style:auto-text-indent="false"/>
    </style:style>
    <style:style style:name="P46" style:family="paragraph" style:parent-style-name="Standard">
      <style:paragraph-properties fo:margin-left="0.6354in" fo:margin-right="1.261in" fo:margin-top="0.0047in" fo:margin-bottom="0in" style:contextual-spacing="false" fo:line-height="103%" fo:text-indent="0in" style:auto-text-indent="false"/>
    </style:style>
    <style:style style:name="P47" style:family="paragraph" style:parent-style-name="Standard">
      <style:paragraph-properties fo:margin-left="0.6354in" fo:margin-right="0in" fo:margin-top="0.0453in" fo:margin-bottom="0in" style:contextual-spacing="false" fo:text-indent="0in" style:auto-text-indent="false"/>
      <style:text-properties fo:font-size="10pt" style:font-size-asian="10pt" style:text-scale="105%"/>
    </style:style>
    <style:style style:name="P48" style:family="paragraph" style:parent-style-name="Standard">
      <style:paragraph-properties fo:margin-left="0.6354in" fo:margin-right="1.048in" fo:margin-top="0.0075in" fo:margin-bottom="0in" style:contextual-spacing="false" fo:line-height="101%" fo:text-indent="0in" style:auto-text-indent="false"/>
    </style:style>
    <style:style style:name="P49" style:family="paragraph" style:parent-style-name="Standard">
      <style:paragraph-properties fo:margin-left="0.6354in" fo:margin-right="0in" fo:text-align="justify" style:justify-single-word="false" fo:text-indent="0in" style:auto-text-indent="false"/>
    </style:style>
    <style:style style:name="P50" style:family="paragraph" style:parent-style-name="Text_20_body">
      <style:paragraph-properties fo:margin-top="0.002in" fo:margin-bottom="0in" style:contextual-spacing="false"/>
      <style:text-properties fo:font-size="10.5pt" fo:font-weight="bold" style:font-size-asian="10.5pt" style:font-weight-asian="bold"/>
    </style:style>
    <style:style style:name="P51" style:family="paragraph" style:parent-style-name="Text_20_body">
      <style:paragraph-properties fo:margin-top="0.0035in" fo:margin-bottom="0in" style:contextual-spacing="false"/>
      <style:text-properties fo:font-size="10.5pt" fo:font-weight="bold" style:font-size-asian="10.5pt" style:font-weight-asian="bold"/>
    </style:style>
    <style:style style:name="P52" style:family="paragraph" style:parent-style-name="Text_20_body">
      <style:paragraph-properties fo:margin-top="0.0028in" fo:margin-bottom="0in" style:contextual-spacing="false"/>
      <style:text-properties fo:font-size="10.5pt" fo:font-weight="bold" style:font-size-asian="10.5pt" style:font-weight-asian="bold"/>
    </style:style>
    <style:style style:name="P53" style:family="paragraph" style:parent-style-name="Text_20_body">
      <style:paragraph-properties fo:margin-top="0.0043in" fo:margin-bottom="0in" style:contextual-spacing="false"/>
      <style:text-properties fo:font-size="10.5pt" fo:font-weight="bold" style:font-size-asian="10.5pt" style:font-weight-asian="bold"/>
    </style:style>
    <style:style style:name="P54" style:family="paragraph" style:parent-style-name="Text_20_body">
      <style:paragraph-properties fo:margin-top="0.0035in" fo:margin-bottom="0in" style:contextual-spacing="false"/>
      <style:text-properties fo:font-size="10.5pt" style:font-size-asian="10.5pt"/>
    </style:style>
    <style:style style:name="P55" style:family="paragraph" style:parent-style-name="Text_20_body">
      <style:paragraph-properties fo:margin-left="0.6354in" fo:margin-right="0in" fo:text-indent="0in" style:auto-text-indent="false">
        <style:tab-stops>
          <style:tab-stop style:position="2.4189in"/>
          <style:tab-stop style:position="6.7402in"/>
        </style:tab-stops>
      </style:paragraph-properties>
    </style:style>
    <style:style style:name="P56" style:family="paragraph" style:parent-style-name="Text_20_body">
      <style:paragraph-properties fo:margin-top="0.0035in" fo:margin-bottom="0in" style:contextual-spacing="false"/>
      <style:text-properties style:font-name="Times New Roman" fo:font-size="4.5pt" style:font-size-asian="4.5pt"/>
    </style:style>
    <style:style style:name="P57" style:family="paragraph" style:parent-style-name="Text_20_body">
      <style:paragraph-properties fo:margin-top="0.0016in" fo:margin-bottom="0in" style:contextual-spacing="false"/>
      <style:text-properties style:font-name="Times New Roman" fo:font-size="4.5pt" style:font-size-asian="4.5pt"/>
    </style:style>
    <style:style style:name="P58" style:family="paragraph" style:parent-style-name="Text_20_body">
      <style:text-properties style:font-name="Times New Roman"/>
    </style:style>
    <style:style style:name="P59" style:family="paragraph" style:parent-style-name="Text_20_body">
      <style:paragraph-properties fo:margin-top="0.0028in" fo:margin-bottom="0in" style:contextual-spacing="false"/>
      <style:text-properties style:font-name="Times New Roman" fo:font-size="8.5pt" style:font-size-asian="8.5pt"/>
    </style:style>
    <style:style style:name="P60" style:family="paragraph" style:parent-style-name="Text_20_body">
      <style:paragraph-properties fo:margin-top="0.0035in" fo:margin-bottom="0in" style:contextual-spacing="false"/>
      <style:text-properties style:font-name="Times New Roman" fo:font-size="12pt" style:font-size-asian="12pt"/>
    </style:style>
    <style:style style:name="P61" style:family="paragraph" style:parent-style-name="Text_20_body">
      <style:paragraph-properties fo:margin-left="0.6354in" fo:margin-right="0in" fo:margin-top="0.0654in" fo:margin-bottom="0in" style:contextual-spacing="false" fo:text-indent="0in" style:auto-text-indent="false">
        <style:tab-stops>
          <style:tab-stop style:position="2.4689in"/>
          <style:tab-stop style:position="6.7402in"/>
        </style:tab-stops>
      </style:paragraph-properties>
    </style:style>
    <style:style style:name="P62" style:family="paragraph" style:parent-style-name="Text_20_body">
      <style:paragraph-properties fo:margin-left="0.6354in" fo:margin-right="0in" fo:margin-top="0.0661in" fo:margin-bottom="0in" style:contextual-spacing="false" fo:text-indent="0in" style:auto-text-indent="false">
        <style:tab-stops>
          <style:tab-stop style:position="2.4689in"/>
          <style:tab-stop style:position="6.7402in"/>
        </style:tab-stops>
      </style:paragraph-properties>
    </style:style>
    <style:style style:name="P63" style:family="paragraph" style:parent-style-name="Text_20_body">
      <style:paragraph-properties fo:margin-left="0.6354in" fo:margin-right="0in" fo:margin-top="0.1083in" fo:margin-bottom="0.0016in" style:contextual-spacing="false" fo:text-indent="0in" style:auto-text-indent="false">
        <style:tab-stops>
          <style:tab-stop style:position="2.4689in"/>
          <style:tab-stop style:position="6.7402in"/>
        </style:tab-stops>
      </style:paragraph-properties>
    </style:style>
    <style:style style:name="P64" style:family="paragraph" style:parent-style-name="Text_20_body">
      <style:paragraph-properties fo:margin-left="0.6354in" fo:margin-right="0in" fo:margin-top="0.1083in" fo:margin-bottom="0.0035in" style:contextual-spacing="false" fo:text-indent="0in" style:auto-text-indent="false">
        <style:tab-stops>
          <style:tab-stop style:position="2.4689in"/>
          <style:tab-stop style:position="6.7402in"/>
        </style:tab-stops>
      </style:paragraph-properties>
    </style:style>
    <style:style style:name="P65" style:family="paragraph" style:parent-style-name="Text_20_body">
      <style:paragraph-properties fo:margin-left="0.6354in" fo:margin-right="0in" fo:margin-top="0.1071in" fo:margin-bottom="0.0028in" style:contextual-spacing="false" fo:text-indent="0in" style:auto-text-indent="false">
        <style:tab-stops>
          <style:tab-stop style:position="2.4689in"/>
          <style:tab-stop style:position="6.7402in"/>
        </style:tab-stops>
      </style:paragraph-properties>
    </style:style>
    <style:style style:name="P66" style:family="paragraph" style:parent-style-name="Text_20_body">
      <style:paragraph-properties fo:margin-left="0.6354in" fo:margin-right="0in" fo:margin-top="0.1327in" fo:margin-bottom="0in" style:contextual-spacing="false" fo:text-indent="0in" style:auto-text-indent="false">
        <style:tab-stops>
          <style:tab-stop style:position="3.3689in"/>
          <style:tab-stop style:position="6.7382in"/>
        </style:tab-stops>
      </style:paragraph-properties>
    </style:style>
    <style:style style:name="P67" style:family="paragraph" style:parent-style-name="Text_20_body">
      <style:paragraph-properties fo:margin-left="0.6354in" fo:margin-right="0in" fo:margin-top="0in" fo:margin-bottom="0.0016in" style:contextual-spacing="false" fo:text-indent="0in" style:auto-text-indent="false">
        <style:tab-stops>
          <style:tab-stop style:position="3.3689in"/>
          <style:tab-stop style:position="6.7382in"/>
        </style:tab-stops>
      </style:paragraph-properties>
    </style:style>
    <style:style style:name="P68" style:family="paragraph" style:parent-style-name="Text_20_body">
      <style:paragraph-properties fo:margin-left="0.6354in" fo:margin-right="0in" fo:margin-top="0.1236in" fo:margin-bottom="0.0028in" style:contextual-spacing="false" fo:text-indent="0in" style:auto-text-indent="false">
        <style:tab-stops>
          <style:tab-stop style:position="3.3689in"/>
          <style:tab-stop style:position="6.7382in"/>
        </style:tab-stops>
      </style:paragraph-properties>
    </style:style>
    <style:style style:name="P69" style:family="paragraph" style:parent-style-name="Text_20_body">
      <style:paragraph-properties fo:margin-left="0.6354in" fo:margin-right="0in" fo:margin-top="0.0654in" fo:margin-bottom="0.0016in" style:contextual-spacing="false" fo:text-indent="0in" style:auto-text-indent="false">
        <style:tab-stops>
          <style:tab-stop style:position="3.3689in"/>
          <style:tab-stop style:position="6.7382in"/>
        </style:tab-stops>
      </style:paragraph-properties>
    </style:style>
    <style:style style:name="P70" style:family="paragraph" style:parent-style-name="Text_20_body">
      <style:paragraph-properties fo:margin-top="0.0008in" fo:margin-bottom="0in" style:contextual-spacing="false"/>
      <style:text-properties fo:font-size="7pt" style:font-size-asian="7pt"/>
    </style:style>
    <style:style style:name="P71" style:family="paragraph" style:parent-style-name="Text_20_body">
      <style:paragraph-properties fo:margin-top="0.0008in" fo:margin-bottom="0in" style:contextual-spacing="false"/>
      <style:text-properties fo:font-size="8pt" style:font-size-asian="8pt"/>
    </style:style>
    <style:style style:name="P72" style:family="paragraph" style:parent-style-name="Text_20_body">
      <style:paragraph-properties fo:margin-top="0.0083in" fo:margin-bottom="0in" style:contextual-spacing="false"/>
      <style:text-properties fo:font-size="8pt" style:font-size-asian="8pt"/>
    </style:style>
    <style:style style:name="P73" style:family="paragraph" style:parent-style-name="Text_20_body">
      <style:paragraph-properties fo:margin-left="0.0138in" fo:margin-right="0in" fo:margin-top="0.0181in" fo:margin-bottom="0in" style:contextual-spacing="false" fo:text-indent="0in" style:auto-text-indent="false"/>
    </style:style>
    <style:style style:name="P74" style:family="paragraph" style:parent-style-name="Text_20_body">
      <style:paragraph-properties fo:line-height="5%"/>
    </style:style>
    <style:style style:name="P75" style:family="paragraph" style:parent-style-name="Text_20_body">
      <style:paragraph-properties fo:margin-left="0.0138in" fo:margin-right="0in" fo:line-height="0.1591in" fo:text-indent="0in" style:auto-text-indent="false"/>
    </style:style>
    <style:style style:name="P76" style:family="paragraph" style:parent-style-name="Text_20_body">
      <style:paragraph-properties fo:margin-top="0.0043in" fo:margin-bottom="0in" style:contextual-spacing="false"/>
      <style:text-properties fo:font-size="8.5pt" fo:font-weight="bold" style:font-size-asian="8.5pt" style:font-weight-asian="bold"/>
    </style:style>
    <style:style style:name="P77" style:family="paragraph" style:parent-style-name="Text_20_body">
      <style:paragraph-properties fo:margin-top="0.0063in" fo:margin-bottom="0in" style:contextual-spacing="false"/>
      <style:text-properties fo:font-size="8.5pt" style:font-size-asian="8.5pt"/>
    </style:style>
    <style:style style:name="P78" style:family="paragraph" style:parent-style-name="Text_20_body">
      <style:paragraph-properties fo:margin-top="0.0016in" fo:margin-bottom="0in" style:contextual-spacing="false"/>
      <style:text-properties fo:font-size="8.5pt" style:font-size-asian="8.5pt"/>
    </style:style>
    <style:style style:name="P79" style:family="paragraph" style:parent-style-name="Text_20_body">
      <style:paragraph-properties fo:margin-top="0.0035in" fo:margin-bottom="0in" style:contextual-spacing="false"/>
      <style:text-properties fo:font-size="8.5pt" style:font-size-asian="8.5pt"/>
    </style:style>
    <style:style style:name="P80" style:family="paragraph" style:parent-style-name="Text_20_body">
      <style:paragraph-properties fo:margin-top="0.0047in" fo:margin-bottom="0in" style:contextual-spacing="false"/>
      <style:text-properties fo:font-size="8.5pt" style:font-size-asian="8.5pt"/>
    </style:style>
    <style:style style:name="P81" style:family="paragraph" style:parent-style-name="Text_20_body">
      <style:text-properties fo:font-size="8.5pt" fo:font-style="italic" style:font-size-asian="8.5pt" style:font-style-asian="italic"/>
    </style:style>
    <style:style style:name="P82" style:family="paragraph" style:parent-style-name="Text_20_body">
      <style:paragraph-properties fo:margin-top="0.0071in" fo:margin-bottom="0in" style:contextual-spacing="false"/>
      <style:text-properties fo:font-size="5pt" style:font-size-asian="5pt"/>
    </style:style>
    <style:style style:name="P83" style:family="paragraph" style:parent-style-name="Text_20_body">
      <style:paragraph-properties fo:margin-top="0.0055in" fo:margin-bottom="0in" style:contextual-spacing="false"/>
      <style:text-properties fo:font-size="3.5pt" style:font-size-asian="3.5pt"/>
    </style:style>
    <style:style style:name="P84" style:family="paragraph" style:parent-style-name="Text_20_body">
      <style:paragraph-properties fo:margin-top="0.0071in" fo:margin-bottom="0in" style:contextual-spacing="false"/>
      <style:text-properties fo:font-size="3.5pt" style:font-size-asian="3.5pt"/>
    </style:style>
    <style:style style:name="P85" style:family="paragraph" style:parent-style-name="Text_20_body">
      <style:paragraph-properties fo:margin-top="0.0016in" fo:margin-bottom="0in" style:contextual-spacing="false"/>
      <style:text-properties fo:font-size="9pt" style:font-size-asian="9pt"/>
    </style:style>
    <style:style style:name="P86" style:family="paragraph" style:parent-style-name="Text_20_body">
      <style:paragraph-properties fo:margin-top="0.0083in" fo:margin-bottom="0in" style:contextual-spacing="false"/>
      <style:text-properties fo:font-size="9pt" style:font-size-asian="9pt"/>
    </style:style>
    <style:style style:name="P87" style:family="paragraph" style:parent-style-name="Text_20_body">
      <style:paragraph-properties fo:margin-top="0.0028in" fo:margin-bottom="0in" style:contextual-spacing="false"/>
      <style:text-properties fo:font-size="9pt" fo:font-weight="bold" style:font-size-asian="9pt" style:font-weight-asian="bold"/>
    </style:style>
    <style:style style:name="P88" style:family="paragraph" style:parent-style-name="Text_20_body">
      <style:paragraph-properties fo:margin-top="0.002in" fo:margin-bottom="0in" style:contextual-spacing="false"/>
      <style:text-properties fo:font-size="14.5pt" style:font-size-asian="14.5pt"/>
    </style:style>
    <style:style style:name="P89" style:family="paragraph" style:parent-style-name="Text_20_body">
      <style:paragraph-properties fo:margin-top="0.0008in" fo:margin-bottom="0in" style:contextual-spacing="false"/>
      <style:text-properties fo:font-size="14.5pt" style:font-size-asian="14.5pt"/>
    </style:style>
    <style:style style:name="P90" style:family="paragraph" style:parent-style-name="Text_20_body">
      <style:paragraph-properties fo:margin-top="0.0016in" fo:margin-bottom="0in" style:contextual-spacing="false"/>
      <style:text-properties fo:font-size="14.5pt" style:font-size-asian="14.5pt"/>
    </style:style>
    <style:style style:name="P91" style:family="paragraph" style:parent-style-name="Text_20_body" style:master-page-name="Converted2">
      <style:paragraph-properties fo:margin-top="0.002in" fo:margin-bottom="0in" style:contextual-spacing="false" style:page-number="auto"/>
      <style:text-properties fo:font-size="11.5pt" style:font-size-asian="11.5pt"/>
    </style:style>
    <style:style style:name="P92" style:family="paragraph" style:parent-style-name="Text_20_body">
      <style:paragraph-properties fo:margin-left="0.6354in" fo:margin-right="0.9681in" fo:margin-top="0.0055in" fo:margin-bottom="0in" style:contextual-spacing="false" fo:line-height="103%" fo:text-indent="0in" style:auto-text-indent="false"/>
    </style:style>
    <style:style style:name="P93" style:family="paragraph" style:parent-style-name="Text_20_body">
      <style:paragraph-properties fo:margin-left="0.6354in" fo:margin-right="0.9681in" fo:margin-top="0.0075in" fo:margin-bottom="0in" style:contextual-spacing="false" fo:line-height="103%" fo:text-indent="0in" style:auto-text-indent="false"/>
    </style:style>
    <style:style style:name="P94" style:family="paragraph" style:parent-style-name="Text_20_body">
      <style:paragraph-properties fo:margin-left="0.6354in" fo:margin-right="0.9898in" fo:margin-top="0.0055in" fo:margin-bottom="0in" style:contextual-spacing="false" fo:line-height="103%" fo:text-indent="0in" style:auto-text-indent="false"/>
    </style:style>
    <style:style style:name="P95" style:family="paragraph" style:parent-style-name="Text_20_body">
      <style:paragraph-properties fo:margin-left="0.6354in" fo:margin-right="0.8854in" fo:line-height="103%" fo:text-indent="0in" style:auto-text-indent="false"/>
    </style:style>
    <style:style style:name="P96" style:family="paragraph" style:parent-style-name="Text_20_body">
      <style:paragraph-properties fo:margin-left="0.6354in" fo:margin-right="0.7882in" fo:margin-top="0.0055in" fo:margin-bottom="0in" style:contextual-spacing="false" fo:line-height="103%" fo:text-indent="0in" style:auto-text-indent="false"/>
    </style:style>
    <style:style style:name="P97" style:family="paragraph" style:parent-style-name="Text_20_body">
      <style:paragraph-properties fo:margin-left="0.6354in" fo:margin-right="1.0043in" fo:line-height="103%" fo:text-indent="0in" style:auto-text-indent="false"/>
    </style:style>
    <style:style style:name="P98" style:family="paragraph" style:parent-style-name="Text_20_body">
      <style:paragraph-properties fo:margin-top="0.0071in" fo:margin-bottom="0in" style:contextual-spacing="false"/>
      <style:text-properties fo:font-size="4.5pt" style:font-size-asian="4.5pt"/>
    </style:style>
    <style:style style:name="P99" style:family="paragraph" style:parent-style-name="Text_20_body">
      <style:paragraph-properties fo:margin-top="0.002in" fo:margin-bottom="0in" style:contextual-spacing="false"/>
    </style:style>
    <style:style style:name="P100" style:family="paragraph" style:parent-style-name="Text_20_body">
      <style:paragraph-properties fo:margin-top="0.0063in" fo:margin-bottom="0in" style:contextual-spacing="false"/>
    </style:style>
    <style:style style:name="P101" style:family="paragraph" style:parent-style-name="Text_20_body">
      <style:paragraph-properties fo:margin-left="0.6354in" fo:margin-right="0in" fo:margin-top="0.0055in" fo:margin-bottom="0in" style:contextual-spacing="false" fo:text-indent="0in" style:auto-text-indent="false"/>
    </style:style>
    <style:style style:name="P102" style:family="paragraph" style:parent-style-name="Text_20_body">
      <style:paragraph-properties fo:margin-left="0.6354in" fo:margin-right="0in" fo:text-indent="0in" style:auto-text-indent="false"/>
    </style:style>
    <style:style style:name="P103" style:family="paragraph" style:parent-style-name="Text_20_body">
      <style:paragraph-properties fo:margin-left="0.6354in" fo:margin-right="0.7882in" fo:margin-top="0.0055in" fo:margin-bottom="0in" style:contextual-spacing="false" fo:line-height="103%" fo:text-indent="0in" style:auto-text-indent="false"/>
      <style:text-properties fo:color="#0000ff" loext:opacity="100%" style:text-underline-style="solid" style:text-underline-width="auto" style:text-underline-color="#0000ff"/>
    </style:style>
    <style:style style:name="P104" style:family="paragraph" style:parent-style-name="Text_20_body" style:list-style-name="WWNum8">
      <style:paragraph-properties fo:margin-top="0.0055in" fo:margin-bottom="0in" style:contextual-spacing="false"/>
    </style:style>
    <style:style style:name="P105" style:family="paragraph" style:parent-style-name="Text_20_body">
      <style:paragraph-properties fo:margin-top="0.0016in" fo:margin-bottom="0in" style:contextual-spacing="false"/>
      <style:text-properties fo:font-size="6.5pt" style:font-size-asian="6.5pt"/>
    </style:style>
    <style:style style:name="P106" style:family="paragraph" style:parent-style-name="Text_20_body">
      <style:paragraph-properties fo:margin-top="0.002in" fo:margin-bottom="0in" style:contextual-spacing="false"/>
      <style:text-properties fo:font-size="6.5pt" style:font-size-asian="6.5pt"/>
    </style:style>
    <style:style style:name="P107" style:family="paragraph" style:parent-style-name="Text_20_body">
      <style:paragraph-properties fo:margin-top="0.0043in" fo:margin-bottom="0in" style:contextual-spacing="false"/>
      <style:text-properties fo:font-size="9.5pt" style:font-size-asian="9.5pt"/>
    </style:style>
    <style:style style:name="P108" style:family="paragraph" style:parent-style-name="Text_20_body">
      <style:paragraph-properties fo:margin-top="0.0035in" fo:margin-bottom="0in" style:contextual-spacing="false"/>
      <style:text-properties fo:font-size="9.5pt" style:font-size-asian="9.5pt"/>
    </style:style>
    <style:style style:name="P109" style:family="paragraph" style:parent-style-name="Text_20_body">
      <style:paragraph-properties fo:margin-top="0.0016in" fo:margin-bottom="0in" style:contextual-spacing="false"/>
      <style:text-properties fo:font-size="9.5pt" style:font-size-asian="9.5pt"/>
    </style:style>
    <style:style style:name="P110" style:family="paragraph" style:parent-style-name="Text_20_body">
      <style:text-properties fo:font-weight="bold" style:font-weight-asian="bold"/>
    </style:style>
    <style:style style:name="P111" style:family="paragraph">
      <loext:graphic-properties draw:fill="none"/>
      <style:paragraph-properties fo:text-align="start"/>
      <style:text-properties fo:font-size="11pt"/>
    </style:style>
    <style:style style:name="P112" style:family="paragraph">
      <loext:graphic-properties draw:fill="solid" draw:fill-color="#000000"/>
      <style:paragraph-properties fo:text-align="start"/>
      <style:text-properties fo:font-size="11pt"/>
    </style:style>
    <style:style style:name="P113" style:family="paragraph">
      <loext:graphic-properties draw:fill="none"/>
      <style:paragraph-properties fo:text-align="start"/>
      <style:text-properties fo:font-size="18pt"/>
    </style:style>
    <style:style style:name="P114" style:family="paragraph">
      <loext:graphic-properties draw:fill="solid" draw:fill-color="#000000"/>
      <style:paragraph-properties fo:text-align="start"/>
      <style:text-properties fo:font-size="18pt"/>
    </style:style>
    <style:style style:name="T1" style:family="text">
      <style:text-properties fo:font-size="15pt" fo:font-weight="bold" style:font-size-asian="15pt" style:font-weight-asian="bold"/>
    </style:style>
    <style:style style:name="T2" style:family="text">
      <style:text-properties fo:font-size="12pt" fo:font-weight="bold" style:font-size-asian="12pt" style:font-weight-asian="bold"/>
    </style:style>
    <style:style style:name="T3" style:family="text">
      <style:text-properties fo:font-size="12pt" officeooo:rsid="000a0c83" style:font-size-asian="10.5pt" style:font-size-complex="12pt" style:text-scale="105%"/>
    </style:style>
    <style:style style:name="T4" style:family="text">
      <style:text-properties style:text-scale="105%"/>
    </style:style>
    <style:style style:name="T5" style:family="text">
      <style:text-properties officeooo:rsid="0009d3de" style:text-scale="105%"/>
    </style:style>
    <style:style style:name="T6" style:family="text">
      <style:text-properties officeooo:rsid="000a0c83" style:text-scale="105%"/>
    </style:style>
    <style:style style:name="T7" style:family="text">
      <style:text-properties fo:letter-spacing="-0.0016in" style:text-scale="105%"/>
    </style:style>
    <style:style style:name="T8" style:family="text">
      <style:text-properties fo:letter-spacing="-0.0035in" style:text-scale="105%"/>
    </style:style>
    <style:style style:name="T9" style:family="text">
      <style:text-properties fo:letter-spacing="-0.0165in" style:text-scale="105%"/>
    </style:style>
    <style:style style:name="T10" style:family="text">
      <style:text-properties style:font-name="Times New Roman"/>
    </style:style>
    <style:style style:name="T11" style:family="text">
      <style:text-properties style:font-name="Times New Roman" style:text-underline-style="dotted" style:text-underline-width="auto" style:text-underline-color="font-color"/>
    </style:style>
    <style:style style:name="T12" style:family="text">
      <style:text-properties style:font-name="Times New Roman" style:text-underline-style="dotted" style:text-underline-width="auto" style:text-underline-color="font-color" style:text-scale="103%"/>
    </style:style>
    <style:style style:name="T13" style:family="text">
      <style:text-properties style:font-name="Times New Roman" style:text-underline-style="dotted" style:text-underline-width="auto" style:text-underline-color="font-color" officeooo:rsid="0009d3de" style:text-scale="103%"/>
    </style:style>
    <style:style style:name="T14" style:family="text">
      <style:text-properties style:font-name="Times New Roman" fo:font-size="1pt" style:font-size-asian="1pt"/>
    </style:style>
    <style:style style:name="T15" style:family="text">
      <style:text-properties style:font-name="Times New Roman" fo:font-size="10pt" style:text-underline-style="dotted" style:text-underline-width="auto" style:text-underline-color="font-color" style:font-size-asian="10pt"/>
    </style:style>
    <style:style style:name="T16" style:family="text">
      <style:text-properties style:font-name="Times New Roman" fo:font-size="10pt" style:text-underline-style="dotted" style:text-underline-width="auto" style:text-underline-color="font-color" style:font-size-asian="10pt" style:text-scale="103%"/>
    </style:style>
    <style:style style:name="T17" style:family="text">
      <style:text-properties style:font-name="Times New Roman" fo:font-size="10pt" style:text-underline-style="dotted" style:text-underline-width="auto" style:text-underline-color="font-color" officeooo:rsid="0009d3de" style:font-size-asian="10pt" style:text-scale="103%"/>
    </style:style>
    <style:style style:name="T18" style:family="text">
      <style:text-properties fo:letter-spacing="-0.0098in" style:text-scale="105%"/>
    </style:style>
    <style:style style:name="T19" style:family="text">
      <style:text-properties fo:letter-spacing="-0.0118in" style:text-scale="105%"/>
    </style:style>
    <style:style style:name="T20" style:family="text">
      <style:text-properties fo:letter-spacing="-0.0091in" style:text-scale="105%"/>
    </style:style>
    <style:style style:name="T21" style:family="text">
      <style:text-properties fo:letter-spacing="-0.011in" style:text-scale="105%"/>
    </style:style>
    <style:style style:name="T22" style:family="text">
      <style:text-properties fo:letter-spacing="-0.0102in" style:text-scale="105%"/>
    </style:style>
    <style:style style:name="T23" style:family="text">
      <style:text-properties fo:letter-spacing="-0.0173in" style:text-scale="105%"/>
    </style:style>
    <style:style style:name="T24" style:family="text">
      <style:text-properties fo:letter-spacing="-0.002in" style:text-scale="105%"/>
    </style:style>
    <style:style style:name="T25" style:family="text">
      <style:text-properties fo:font-size="10pt" style:font-size-asian="10pt"/>
    </style:style>
    <style:style style:name="T26" style:family="text">
      <style:text-properties fo:font-size="10pt" style:font-size-asian="10pt" style:text-scale="105%"/>
    </style:style>
    <style:style style:name="T27" style:family="text">
      <style:text-properties fo:font-size="10pt" officeooo:rsid="000a0c83" style:font-size-asian="10pt" style:text-scale="105%"/>
    </style:style>
    <style:style style:name="T28" style:family="text">
      <style:text-properties fo:font-size="10pt" fo:letter-spacing="-0.0102in" style:font-size-asian="10pt" style:text-scale="105%"/>
    </style:style>
    <style:style style:name="T29" style:family="text">
      <style:text-properties fo:font-size="10pt" fo:letter-spacing="-0.0102in" fo:font-style="italic" style:font-size-asian="10pt" style:font-style-asian="italic" style:text-scale="105%"/>
    </style:style>
    <style:style style:name="T30" style:family="text">
      <style:text-properties fo:font-size="10pt" fo:font-style="italic" style:font-size-asian="10pt" style:font-style-asian="italic"/>
    </style:style>
    <style:style style:name="T31" style:family="text">
      <style:text-properties fo:font-size="10pt" fo:font-style="italic" style:font-size-asian="10pt" style:font-style-asian="italic" style:text-scale="105%"/>
    </style:style>
    <style:style style:name="T32" style:family="text">
      <style:text-properties fo:font-size="10pt" fo:letter-spacing="-0.0098in" fo:font-style="italic" style:font-size-asian="10pt" style:font-style-asian="italic" style:text-scale="105%"/>
    </style:style>
    <style:style style:name="T33" style:family="text">
      <style:text-properties fo:font-size="10pt" fo:letter-spacing="-0.0098in" style:font-size-asian="10pt" style:text-scale="105%"/>
    </style:style>
    <style:style style:name="T34" style:family="text">
      <style:text-properties fo:font-size="10pt" fo:letter-spacing="-0.0043in" fo:font-style="italic" style:font-size-asian="10pt" style:font-style-asian="italic" style:text-scale="105%"/>
    </style:style>
    <style:style style:name="T35" style:family="text">
      <style:text-properties fo:font-size="10pt" fo:letter-spacing="-0.0043in" style:font-size-asian="10pt" style:text-scale="105%"/>
    </style:style>
    <style:style style:name="T36" style:family="text">
      <style:text-properties fo:font-size="10pt" fo:letter-spacing="-0.0063in" fo:font-style="italic" style:font-size-asian="10pt" style:font-style-asian="italic" style:text-scale="105%"/>
    </style:style>
    <style:style style:name="T37" style:family="text">
      <style:text-properties fo:font-size="10pt" fo:letter-spacing="-0.0063in" style:font-size-asian="10pt" style:text-scale="105%"/>
    </style:style>
    <style:style style:name="T38" style:family="text">
      <style:text-properties fo:font-size="10pt" fo:letter-spacing="-0.0047in" fo:font-style="italic" style:font-size-asian="10pt" style:font-style-asian="italic" style:text-scale="105%"/>
    </style:style>
    <style:style style:name="T39" style:family="text">
      <style:text-properties fo:font-size="10pt" fo:letter-spacing="-0.0047in" style:font-size-asian="10pt" style:text-scale="105%"/>
    </style:style>
    <style:style style:name="T40" style:family="text">
      <style:text-properties fo:font-size="10pt" fo:letter-spacing="-0.0071in" fo:font-style="italic" style:font-size-asian="10pt" style:font-style-asian="italic" style:text-scale="105%"/>
    </style:style>
    <style:style style:name="T41" style:family="text">
      <style:text-properties fo:font-size="10pt" fo:letter-spacing="-0.0071in" style:font-size-asian="10pt" style:text-scale="105%"/>
    </style:style>
    <style:style style:name="T42" style:family="text">
      <style:text-properties fo:font-size="10pt" fo:letter-spacing="-0.0075in" fo:font-style="italic" style:font-size-asian="10pt" style:font-style-asian="italic" style:text-scale="105%"/>
    </style:style>
    <style:style style:name="T43" style:family="text">
      <style:text-properties fo:font-size="10pt" fo:letter-spacing="-0.0075in" style:font-size-asian="10pt" style:text-scale="105%"/>
    </style:style>
    <style:style style:name="T44" style:family="text">
      <style:text-properties fo:font-size="10pt" fo:letter-spacing="-0.0083in" fo:font-style="italic" style:font-size-asian="10pt" style:font-style-asian="italic" style:text-scale="105%"/>
    </style:style>
    <style:style style:name="T45" style:family="text">
      <style:text-properties fo:font-size="10pt" fo:letter-spacing="-0.0083in" style:font-size-asian="10pt" style:text-scale="105%"/>
    </style:style>
    <style:style style:name="T46" style:family="text">
      <style:text-properties fo:font-size="10pt" fo:letter-spacing="-0.0055in" fo:font-style="italic" style:font-size-asian="10pt" style:font-style-asian="italic" style:text-scale="105%"/>
    </style:style>
    <style:style style:name="T47" style:family="text">
      <style:text-properties fo:font-size="10pt" fo:letter-spacing="-0.0055in" style:font-size-asian="10pt" style:text-scale="105%"/>
    </style:style>
    <style:style style:name="T48" style:family="text">
      <style:text-properties fo:font-size="10pt" fo:letter-spacing="-0.0134in" fo:font-style="italic" style:font-size-asian="10pt" style:font-style-asian="italic" style:text-scale="105%"/>
    </style:style>
    <style:style style:name="T49" style:family="text">
      <style:text-properties fo:font-size="10pt" fo:letter-spacing="-0.0134in" style:font-size-asian="10pt" style:text-scale="105%"/>
    </style:style>
    <style:style style:name="T50" style:family="text">
      <style:text-properties fo:font-size="10pt" fo:letter-spacing="-0.0138in" fo:font-style="italic" style:font-size-asian="10pt" style:font-style-asian="italic" style:text-scale="105%"/>
    </style:style>
    <style:style style:name="T51" style:family="text">
      <style:text-properties fo:font-size="10pt" fo:letter-spacing="-0.0146in" fo:font-style="italic" style:font-size-asian="10pt" style:font-style-asian="italic" style:text-scale="105%"/>
    </style:style>
    <style:style style:name="T52" style:family="text">
      <style:text-properties fo:font-size="10pt" fo:letter-spacing="-0.0146in" style:font-size-asian="10pt" style:text-scale="105%"/>
    </style:style>
    <style:style style:name="T53" style:family="text">
      <style:text-properties fo:font-size="10pt" fo:letter-spacing="-0.011in" fo:font-style="italic" style:font-size-asian="10pt" style:font-style-asian="italic" style:text-scale="105%"/>
    </style:style>
    <style:style style:name="T54" style:family="text">
      <style:text-properties fo:font-size="10pt" fo:letter-spacing="-0.011in" style:font-size-asian="10pt" style:text-scale="105%"/>
    </style:style>
    <style:style style:name="T55" style:family="text">
      <style:text-properties fo:font-size="10pt" fo:letter-spacing="-0.0035in" fo:font-style="italic" style:font-size-asian="10pt" style:font-style-asian="italic" style:text-scale="105%"/>
    </style:style>
    <style:style style:name="T56" style:family="text">
      <style:text-properties fo:font-size="10pt" fo:letter-spacing="-0.0035in" style:font-size-asian="10pt" style:text-scale="105%"/>
    </style:style>
    <style:style style:name="T57" style:family="text">
      <style:text-properties fo:font-size="10pt" fo:font-weight="bold" style:font-size-asian="10pt" style:font-weight-asian="bold" style:text-scale="105%"/>
    </style:style>
    <style:style style:name="T58" style:family="text">
      <style:text-properties fo:font-size="10pt" fo:letter-spacing="-0.0016in" style:font-size-asian="10pt" style:text-scale="105%"/>
    </style:style>
    <style:style style:name="T59" style:family="text">
      <style:text-properties fo:font-size="10pt" fo:letter-spacing="-0.0217in" style:font-size-asian="10pt" style:text-scale="105%"/>
    </style:style>
    <style:style style:name="T60" style:family="text">
      <style:text-properties fo:font-size="10pt" fo:letter-spacing="-0.0091in" fo:font-style="italic" style:font-size-asian="10pt" style:font-style-asian="italic" style:text-scale="105%"/>
    </style:style>
    <style:style style:name="T61" style:family="text">
      <style:text-properties fo:font-size="10pt" fo:letter-spacing="-0.0091in" style:font-size-asian="10pt" style:text-scale="105%"/>
    </style:style>
    <style:style style:name="T62" style:family="text">
      <style:text-properties fo:font-size="10pt" fo:letter-spacing="-0.0028in" fo:font-style="italic" style:font-size-asian="10pt" style:font-style-asian="italic" style:text-scale="105%"/>
    </style:style>
    <style:style style:name="T63" style:family="text">
      <style:text-properties fo:font-size="10pt" fo:letter-spacing="-0.0028in" style:font-size-asian="10pt" style:text-scale="105%"/>
    </style:style>
    <style:style style:name="T64" style:family="text">
      <style:text-properties fo:font-size="10pt" fo:letter-spacing="-0.0193in" style:font-size-asian="10pt" style:text-scale="105%"/>
    </style:style>
    <style:style style:name="T65" style:family="text">
      <style:text-properties fo:font-size="10pt" fo:letter-spacing="-0.002in" style:font-size-asian="10pt" style:text-scale="105%"/>
    </style:style>
    <style:style style:name="T66" style:family="text">
      <style:text-properties fo:font-size="10pt" fo:letter-spacing="-0.0201in" style:font-size-asian="10pt" style:text-scale="105%"/>
    </style:style>
    <style:style style:name="T67" style:family="text">
      <style:text-properties fo:font-size="10pt" fo:letter-spacing="-0.0008in" style:font-size-asian="10pt" style:text-scale="105%"/>
    </style:style>
    <style:style style:name="T68" style:family="text">
      <style:text-properties fo:font-size="10pt" fo:letter-spacing="-0.0118in" style:font-size-asian="10pt" style:text-scale="105%"/>
    </style:style>
    <style:style style:name="T69" style:family="text">
      <style:text-properties fo:font-size="10pt" fo:letter-spacing="-0.0209in" style:font-size-asian="10pt" style:text-scale="105%"/>
    </style:style>
    <style:style style:name="T70" style:family="text">
      <style:text-properties fo:font-size="10pt" fo:letter-spacing="-0.0154in" style:font-size-asian="10pt" style:text-scale="105%"/>
    </style:style>
    <style:style style:name="T71" style:family="text">
      <style:text-properties fo:font-size="10pt" fo:letter-spacing="-0.0189in" fo:font-style="italic" style:font-size-asian="10pt" style:font-style-asian="italic" style:text-scale="105%"/>
    </style:style>
    <style:style style:name="T72" style:family="text">
      <style:text-properties fo:font-size="10pt" fo:letter-spacing="-0.0126in" style:font-size-asian="10pt" style:text-scale="105%"/>
    </style:style>
    <style:style style:name="T73" style:family="text">
      <style:text-properties fo:font-size="6.5pt" fo:font-style="italic" style:font-size-asian="6.5pt" style:font-style-asian="italic"/>
    </style:style>
    <style:style style:name="T74" style:family="text">
      <style:text-properties fo:font-size="6.5pt" style:font-size-asian="6.5pt"/>
    </style:style>
    <style:style style:name="T75" style:family="text">
      <style:text-properties fo:letter-spacing="-0.0083in" style:text-scale="105%"/>
    </style:style>
    <style:style style:name="T76" style:family="text">
      <style:text-properties fo:letter-spacing="-0.0075in" style:text-scale="105%"/>
    </style:style>
    <style:style style:name="T77" style:family="text">
      <style:text-properties fo:letter-spacing="-0.0055in" style:text-scale="105%"/>
    </style:style>
    <style:style style:name="T78" style:family="text">
      <style:text-properties fo:letter-spacing="-0.0071in" style:text-scale="105%"/>
    </style:style>
    <style:style style:name="T79" style:family="text">
      <style:text-properties fo:font-size="7.5pt" fo:font-style="italic" style:font-size-asian="7.5pt" style:font-style-asian="italic"/>
    </style:style>
    <style:style style:name="T80" style:family="text">
      <style:text-properties fo:font-size="7.5pt" style:font-size-asian="7.5pt"/>
    </style:style>
    <style:style style:name="T81" style:family="text">
      <style:text-properties fo:color="#0000ff" loext:opacity="100%" fo:font-size="7.5pt" style:font-size-asian="7.5pt"/>
    </style:style>
    <style:style style:name="T82" style:family="text">
      <style:text-properties fo:color="#0000ff" loext:opacity="100%" fo:font-size="10pt" style:font-size-asian="10pt" style:text-scale="105%"/>
    </style:style>
    <style:style style:name="T83" style:family="text">
      <style:text-properties fo:color="#0000ff" loext:opacity="100%" fo:letter-spacing="-0.0756in" style:text-underline-style="solid" style:text-underline-width="auto" style:text-underline-color="#0000ff"/>
    </style:style>
    <style:style style:name="T84" style:family="text">
      <style:text-properties fo:color="#0000ff" loext:opacity="100%" fo:letter-spacing="-0.0756in" style:text-underline-style="solid" style:text-underline-width="auto" style:text-underline-color="#0000ff" style:text-scale="105%"/>
    </style:style>
    <style:style style:name="T85" style:family="text">
      <style:text-properties fo:color="#0000ff" loext:opacity="100%" fo:letter-spacing="0.1374in"/>
    </style:style>
    <style:style style:name="T86" style:family="text">
      <style:text-properties fo:color="#0000ff" loext:opacity="100%" style:text-underline-style="solid" style:text-underline-width="auto" style:text-underline-color="#0000ff"/>
    </style:style>
    <style:style style:name="T87" style:family="text">
      <style:text-properties fo:color="#0000ff" loext:opacity="100%" style:text-underline-style="solid" style:text-underline-width="auto" style:text-underline-color="#0000ff" style:text-scale="105%"/>
    </style:style>
    <style:style style:name="T88" style:family="text">
      <style:text-properties fo:color="#0000ff" loext:opacity="100%" fo:letter-spacing="0.0256in" style:text-scale="105%"/>
    </style:style>
    <style:style style:name="T89" style:family="text">
      <style:text-properties style:font-name="Garamond"/>
    </style:style>
    <style:style style:name="T90" style:family="text">
      <style:text-properties style:font-name="Garamond" style:text-scale="105%"/>
    </style:style>
    <style:style style:name="T91" style:family="text">
      <style:text-properties style:font-name="Garamond" fo:letter-spacing="-0.0283in" style:text-scale="105%"/>
    </style:style>
    <style:style style:name="T92" style:family="text">
      <style:text-properties fo:letter-spacing="-0.0134in" style:text-scale="105%"/>
    </style:style>
    <style:style style:name="T93" style:family="text">
      <style:text-properties fo:letter-spacing="-0.0047in" style:text-scale="105%"/>
    </style:style>
    <style:style style:name="T94" style:family="text">
      <style:text-properties fo:letter-spacing="-0.0063in" style:text-scale="105%"/>
    </style:style>
    <style:style style:name="T95" style:family="text">
      <style:text-properties fo:font-style="italic" style:font-style-asian="italic" style:text-scale="105%"/>
    </style:style>
    <style:style style:name="T96" style:family="text">
      <style:text-properties fo:letter-spacing="-0.0043in" style:text-scale="105%"/>
    </style:style>
    <style:style style:name="T97" style:family="text">
      <style:text-properties fo:font-weight="bold" style:font-weight-asian="bold" style:font-weight-complex="bold" style:text-scale="105%"/>
    </style:style>
    <style:style style:name="T98" style:family="text">
      <style:text-properties fo:letter-spacing="-0.0028in" style:text-scale="105%"/>
    </style:style>
    <style:style style:name="T99" style:family="text">
      <style:text-properties style:font-name="Times" fo:font-size="12pt" officeooo:rsid="000a0c83" style:font-size-asian="10.5pt" style:font-size-complex="12pt" style:text-scale="105%"/>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fo:margin-left="0.0118in" fo:margin-right="0.0016in" fo:margin-top="0.011in" fo:margin-bottom="0.0043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2" style:family="graphic">
      <style:graphic-properties draw:stroke="dash" draw:stroke-dash="Dash" svg:stroke-width="0.0047in" svg:stroke-color="#000000"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3" style:family="graphic">
      <style:graphic-properties draw:stroke="none" svg:stroke-width="0in" draw:fill="solid" draw:fill-color="#000000" draw:textarea-vertical-align="top" draw:auto-grow-height="false" draw:fit-to-size="false" style:shrink-to-fit="false" fo:min-height="0in" fo:min-width="0in" fo:padding-top="0.05in" fo:padding-bottom="0.05in" fo:padding-left="0.1in" fo:padding-right="0.1in" fo:wrap-option="wrap" style:run-through="foreground"/>
      <style:paragraph-properties style:writing-mode="lr-tb"/>
    </style:style>
    <style:style style:name="gr4" style:family="graphic">
      <style:graphic-properties fo:margin-left="-0.0008in" fo:margin-right="0.0091in" fo:margin-top="0.0102in" fo:margin-bottom="0.0035in" style:run-through="foreground" style:wrap="none" style:vertical-pos="from-top" style:vertical-rel="paragraph" style:horizontal-pos="from-left" style:horizontal-rel="page" draw:wrap-influence-on-position="once-concurrent" loext:allow-overlap="true" style:flow-with-text="false"/>
    </style:style>
    <style:style style:name="gr5" style:family="graphic">
      <style:graphic-properties draw:stroke="dash" draw:stroke-dash="Dot" svg:stroke-width="0.0047in" svg:stroke-color="#000000"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foreground"/>
    </style:style>
    <style:style style:name="gr6" style:family="graphic">
      <style:graphic-properties fo:margin-left="0.0028in" fo:margin-right="0.0028in" fo:margin-top="0.0102in" fo:margin-bottom="0.0035in" style:run-through="foreground" style:wrap="none" style:vertical-pos="from-top" style:vertical-rel="paragraph" style:horizontal-pos="from-left" style:horizontal-rel="page" draw:wrap-influence-on-position="once-concurrent" loext:allow-overlap="true" style:flow-with-text="false"/>
    </style:style>
    <style:style style:name="gr7" style:family="graphic">
      <style:graphic-properties draw:stroke="solid" svg:stroke-width="0.0083in" svg:stroke-color="#000000" draw:stroke-linejoin="round" draw:fill="none" draw:textarea-vertical-align="top" draw:auto-grow-height="false" fo:min-height="0in" fo:min-width="5.2591in" fo:padding-top="0.0492in" fo:padding-bottom="0.0492in" fo:padding-left="0.0984in" fo:padding-right="0.0984in" fo:wrap-option="wrap" fo:margin-left="0.0063in" fo:margin-right="0.0098in" fo:margin-top="0.0098in" fo:margin-bottom="0.0035in" style:run-through="foreground" style:wrap="none" style:vertical-pos="from-top" style:vertical-rel="paragraph" style:horizontal-pos="from-left" style:horizontal-rel="page" draw:wrap-influence-on-position="once-concurrent" loext:allow-overlap="true" style:flow-with-text="false"/>
    </style:style>
    <style:style style:name="gr8" style:family="graphic">
      <style:graphic-properties draw:stroke="solid" svg:stroke-width="0.0083in" svg:stroke-color="#000000" draw:stroke-linejoin="round" draw:fill="none" draw:textarea-vertical-align="top" draw:auto-grow-height="false" fo:min-height="0in" fo:min-width="5.2591in" fo:padding-top="0.0492in" fo:padding-bottom="0.0492in" fo:padding-left="0.0984in" fo:padding-right="0.0984in" fo:wrap-option="wrap" fo:margin-left="0.0063in" fo:margin-right="0.0098in" fo:margin-top="0.0098in" fo:margin-bottom="0.0028in" style:run-through="foreground" style:wrap="none" style:vertical-pos="from-top" style:vertical-rel="paragraph" style:horizontal-pos="from-left" style:horizontal-rel="page" draw:wrap-influence-on-position="once-concurrent" loext:allow-overlap="true" style:flow-with-text="false"/>
    </style:style>
    <style:style style:name="gr9" style:family="graphic">
      <style:graphic-properties draw:stroke="solid" svg:stroke-width="0.0098in" svg:stroke-color="#000000" draw:stroke-linejoin="round" draw:fill="none" draw:textarea-vertical-align="top" draw:auto-grow-height="false" fo:min-height="0in" fo:min-width="5.2591in" fo:padding-top="0.0492in" fo:padding-bottom="0.0492in" fo:padding-left="0.0984in" fo:padding-right="0.0984in" fo:wrap-option="wrap" fo:margin-left="0.0047in" fo:margin-right="0.0098in" fo:margin-top="0.0098in" fo:margin-bottom="0.0016in" style:run-through="foreground" style:wrap="none" style:vertical-pos="from-top" style:vertical-rel="paragraph" style:horizontal-pos="from-left" style:horizontal-rel="page" draw:wrap-influence-on-position="once-concurrent" loext:allow-overlap="true" style:flow-with-text="false"/>
    </style:style>
    <style:style style:name="gr10" style:family="graphic">
      <style:graphic-properties draw:stroke="solid" svg:stroke-width="0.0134in" svg:stroke-color="#000000" draw:stroke-linejoin="round" draw:fill="none" draw:textarea-vertical-align="top" draw:auto-grow-height="false" fo:min-height="0in" fo:min-width="5.2591in" fo:padding-top="0.0492in" fo:padding-bottom="0.0492in" fo:padding-left="0.0984in" fo:padding-right="0.0984in" fo:wrap-option="wrap" fo:margin-left="0.0035in" fo:margin-right="0.0071in" fo:margin-top="0.0071in" fo:margin-bottom="0.0008in" style:run-through="foreground" style:wrap="none" style:vertical-pos="from-top" style:vertical-rel="paragraph" style:horizontal-pos="from-left" style:horizontal-rel="page" draw:wrap-influence-on-position="once-concurrent" loext:allow-overlap="true" style:flow-with-text="false"/>
    </style:style>
    <style:style style:name="gr11" style:family="graphic">
      <style:graphic-properties draw:stroke="solid" svg:stroke-width="0.0098in" svg:stroke-color="#000000" draw:stroke-linejoin="round" draw:fill="none" draw:textarea-vertical-align="top" draw:auto-grow-height="false" fo:min-height="0in" fo:min-width="5.2591in" fo:padding-top="0.0492in" fo:padding-bottom="0.0492in" fo:padding-left="0.0984in" fo:padding-right="0.0984in" fo:wrap-option="wrap" fo:margin-left="0.0047in" fo:margin-right="0.0098in" fo:margin-top="0.0083in" fo:margin-bottom="0.0028in" style:run-through="foreground" style:wrap="none" style:vertical-pos="from-top" style:vertical-rel="paragraph" style:horizontal-pos="from-left" style:horizontal-rel="page" draw:wrap-influence-on-position="once-concurrent" loext:allow-overlap="true" style:flow-with-text="false"/>
    </style:style>
    <style:style style:name="gr12" style:family="graphic">
      <style:graphic-properties draw:stroke="solid" svg:stroke-width="0.0098in" svg:stroke-color="#000000" draw:stroke-linejoin="round" draw:fill="none" draw:textarea-vertical-align="top" draw:auto-grow-height="false" fo:min-height="0in" fo:min-width="5.2591in" fo:padding-top="0.0492in" fo:padding-bottom="0.0492in" fo:padding-left="0.0984in" fo:padding-right="0.0984in" fo:wrap-option="wrap" fo:margin-left="0.0047in" fo:margin-right="0.0098in" fo:margin-top="0.0028in" fo:margin-bottom="0.0083in" style:run-through="foreground" style:wrap="none" style:vertical-pos="from-top" style:vertical-rel="paragraph" style:horizontal-pos="from-left" style:horizontal-rel="page" draw:wrap-influence-on-position="once-concurrent" loext:allow-overlap="true" style:flow-with-text="false"/>
    </style:style>
    <style:style style:name="gr13" style:family="graphic">
      <style:graphic-properties draw:stroke="solid" svg:stroke-width="0.0098in" svg:stroke-color="#000000" draw:stroke-linejoin="round" draw:fill="none" draw:textarea-vertical-align="top" draw:auto-grow-height="false" fo:min-height="0in" fo:min-width="5.2591in" fo:padding-top="0.0492in" fo:padding-bottom="0.0492in" fo:padding-left="0.0984in" fo:padding-right="0.0984in" fo:wrap-option="wrap" fo:margin-left="0.0047in" fo:margin-right="0.0098in" fo:margin-top="0.0047in" fo:margin-bottom="0.0071in" style:run-through="foreground" style:wrap="none" style:vertical-pos="from-top" style:vertical-rel="paragraph" style:horizontal-pos="from-left" style:horizontal-rel="page" draw:wrap-influence-on-position="once-concurrent" loext:allow-overlap="true" style:flow-with-text="false"/>
    </style:style>
    <style:style style:name="gr14" style:family="graphic">
      <style:graphic-properties draw:stroke="solid" svg:stroke-width="0.0071in" svg:stroke-color="#0000ff" draw:stroke-linejoin="round" draw:fill="none" draw:textarea-horizontal-align="center" draw:textarea-vertical-align="top" draw:auto-grow-height="false" fo:padding-top="0.0492in" fo:padding-bottom="0.0492in" fo:padding-left="0.0984in" fo:padding-right="0.0984in" fo:wrap-option="wrap" fo:margin-left="0.0118in" fo:margin-right="0.0138in" fo:margin-top="0.0138in" fo:margin-bottom="0.0071in"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15" style:family="graphic">
      <style:graphic-properties fo:margin-left="0in" fo:margin-right="0.0008in" fo:margin-top="0in" fo:margin-bottom="0.0043in" style:run-through="foreground" style:vertical-pos="top" style:vertical-rel="baseline" style:horizontal-pos="from-left" style:horizontal-rel="paragraph" draw:wrap-influence-on-position="once-concurrent" loext:allow-overlap="true" style:flow-with-text="false"/>
    </style:style>
    <style:style style:name="gr16" style:family="graphic">
      <style:graphic-properties fo:margin-left="0in" fo:margin-right="0.0083in" fo:margin-top="0in" fo:margin-bottom="0.0043in" style:run-through="foreground" style:vertical-pos="top" style:vertical-rel="baseline" style:horizontal-pos="from-left" style:horizontal-rel="paragraph" draw:wrap-influence-on-position="once-concurrent" loext:allow-overlap="true" style:flow-with-text="false"/>
    </style:style>
    <style:style style:name="gr17" style:family="graphic">
      <style:graphic-properties fo:margin-left="0in" fo:margin-right="0.0008in" fo:margin-top="0in" fo:margin-bottom="0.0063in" style:run-through="foreground" style:vertical-pos="top" style:vertical-rel="baseline" style:horizontal-pos="from-left" style:horizontal-rel="paragraph" draw:wrap-influence-on-position="once-concurrent" loext:allow-overlap="true" style:flow-with-text="false"/>
    </style:style>
    <style:style style:name="gr18" style:family="graphic">
      <style:graphic-properties fo:margin-left="0in" fo:margin-right="0.0083in" fo:margin-top="0in" fo:margin-bottom="0.0063in" style:run-through="foreground" style:vertical-pos="top" style:vertical-rel="baseline" style:horizontal-pos="from-left" style:horizontal-rel="paragraph" draw:wrap-influence-on-position="once-concurrent" loext:allow-overlap="true" style:flow-with-text="false"/>
    </style:style>
    <style:style style:name="gr19" style:family="graphic">
      <style:graphic-properties fo:margin-left="0in" fo:margin-right="0.0008in" fo:margin-top="0.0028in" fo:margin-bottom="0.0008in" style:run-through="foreground" style:vertical-pos="top" style:vertical-rel="baseline" style:horizontal-pos="from-left" style:horizontal-rel="paragraph" draw:wrap-influence-on-position="once-concurrent" loext:allow-overlap="true" style:flow-with-text="false"/>
    </style:style>
    <style:style style:name="gr20" style:family="graphic">
      <style:graphic-properties fo:margin-left="0in" fo:margin-right="0.0083in" fo:margin-top="0.0028in" fo:margin-bottom="0.0008in" style:run-through="foreground" style:vertical-pos="top" style:vertical-rel="baseline" style:horizontal-pos="from-left" style:horizontal-rel="paragraph" draw:wrap-influence-on-position="once-concurrent" loext:allow-overlap="true" style:flow-with-text="false"/>
    </style:style>
    <style:style style:name="gr21" style:family="graphic">
      <style:graphic-properties fo:margin-left="0in" fo:margin-right="0.0008in" fo:margin-top="0.002in" fo:margin-bottom="0.0016in" style:run-through="foreground" style:vertical-pos="top" style:vertical-rel="baseline" style:horizontal-pos="from-left" style:horizontal-rel="paragraph" draw:wrap-influence-on-position="once-concurrent" loext:allow-overlap="true" style:flow-with-text="false"/>
    </style:style>
    <style:style style:name="gr22" style:family="graphic">
      <style:graphic-properties fo:margin-left="0in" fo:margin-right="0.0083in" fo:margin-top="0.002in" fo:margin-bottom="0.0016in" style:run-through="foreground" style:vertical-pos="top" style:vertical-rel="baseline" style:horizontal-pos="from-left" style:horizontal-rel="paragraph" draw:wrap-influence-on-position="once-concurrent" loext:allow-overlap="true" style:flow-with-text="false"/>
    </style:style>
    <style:style style:name="gr23" style:family="graphic">
      <style:graphic-properties fo:margin-left="0in" fo:margin-right="0.0008in" fo:margin-top="0in" fo:margin-bottom="0.0098in" style:run-through="foreground" style:vertical-pos="top" style:vertical-rel="baseline" style:horizontal-pos="from-left" style:horizontal-rel="paragraph" draw:wrap-influence-on-position="once-concurrent" loext:allow-overlap="true" style:flow-with-text="false"/>
    </style:style>
    <style:style style:name="gr24" style:family="graphic">
      <style:graphic-properties fo:margin-left="0in" fo:margin-right="0.0083in" fo:margin-top="0in" fo:margin-bottom="0.0098in" style:run-through="foreground" style:vertical-pos="top" style:vertical-rel="baseline" style:horizontal-pos="from-left" style:horizontal-rel="paragraph" draw:wrap-influence-on-position="once-concurrent" loext:allow-overlap="true" style:flow-with-text="false"/>
    </style:style>
    <style:style style:name="gr25" style:family="graphic">
      <style:graphic-properties fo:margin-left="0in" fo:margin-right="0.0008in" fo:margin-top="0in" fo:margin-bottom="0.0071in" style:run-through="foreground" style:vertical-pos="top" style:vertical-rel="baseline" style:horizontal-pos="from-left" style:horizontal-rel="paragraph" draw:wrap-influence-on-position="once-concurrent" loext:allow-overlap="true" style:flow-with-text="false"/>
    </style:style>
    <style:style style:name="gr26" style:family="graphic">
      <style:graphic-properties fo:margin-left="0in" fo:margin-right="0in" fo:margin-top="0in" fo:margin-bottom="0.0071in" style:run-through="foreground" style:vertical-pos="top" style:vertical-rel="baseline" style:horizontal-pos="from-left" style:horizontal-rel="paragraph" draw:wrap-influence-on-position="once-concurrent" loext:allow-overlap="true" style:flow-with-text="false"/>
    </style:style>
    <style:style style:name="gr27" style:family="graphic">
      <style:graphic-properties fo:margin-left="0in" fo:margin-right="0.0008in" fo:margin-top="0in" fo:margin-bottom="0.0083in" style:run-through="foreground" style:vertical-pos="top" style:vertical-rel="baseline" style:horizontal-pos="from-left" style:horizontal-rel="paragraph" draw:wrap-influence-on-position="once-concurrent" loext:allow-overlap="true" style:flow-with-text="false"/>
    </style:style>
    <style:style style:name="gr28" style:family="graphic">
      <style:graphic-properties fo:margin-left="0in" fo:margin-right="0in" fo:margin-top="0in" fo:margin-bottom="0.0083in" style:run-through="foreground" style:vertical-pos="top" style:vertical-rel="baseline" style:horizontal-pos="from-left" style:horizontal-rel="paragraph" draw:wrap-influence-on-position="once-concurrent" loext:allow-overlap="true" style:flow-with-text="false"/>
    </style:style>
    <style:style style:name="gr29" style:family="graphic">
      <style:graphic-properties fo:margin-left="0in" fo:margin-right="0in" fo:margin-top="0in" fo:margin-bottom="0.0043in" style:run-through="foreground" style:vertical-pos="top" style:vertical-rel="baseline" style:horizontal-pos="from-left" style:horizontal-rel="paragraph" draw:wrap-influence-on-position="once-concurrent" loext:allow-overlap="true" style:flow-with-text="false"/>
    </style:style>
    <style:style style:name="gr30" style:family="graphic">
      <style:graphic-properties fo:margin-left="0in" fo:margin-right="0.0008in" fo:margin-top="0in" fo:margin-bottom="0.0055in" style:run-through="foreground" style:vertical-pos="top" style:vertical-rel="baseline" style:horizontal-pos="from-left" style:horizontal-rel="paragraph" draw:wrap-influence-on-position="once-concurrent" loext:allow-overlap="true" style:flow-with-text="false"/>
    </style:style>
    <style:style style:name="gr31" style:family="graphic">
      <style:graphic-properties fo:margin-left="0in" fo:margin-right="0in" fo:margin-top="0in" fo:margin-bottom="0.0055in" style:run-through="foreground" style:vertical-pos="top" style:vertical-rel="baseline" style:horizontal-pos="from-left" style:horizontal-rel="paragraph" draw:wrap-influence-on-position="once-concurrent" loext:allow-overlap="true" style:flow-with-text="false"/>
    </style:style>
    <style:style style:name="gr32" style:family="graphic">
      <style:graphic-properties fo:margin-left="0.0154in" fo:margin-right="0.0047in" fo:margin-top="0.0083in" fo:margin-bottom="0.011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3" style:family="graphic">
      <style:graphic-properties draw:stroke="solid" svg:stroke-width="0.0071in" svg:stroke-color="#000000"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background"/>
    </style:style>
    <style:style style:name="gr34" style:family="graphic">
      <style:graphic-properties fo:margin-left="0.0154in" fo:margin-right="0.0047in" fo:margin-top="0.011in" fo:margin-bottom="0.0083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5" style:family="graphic">
      <style:graphic-properties draw:stroke="solid" svg:stroke-width="0.0047in" svg:stroke-color="#000000" draw:stroke-linejoin="round" draw:fill="none" draw:textarea-horizontal-align="center" draw:textarea-vertical-align="top" draw:auto-grow-height="false" draw:fit-to-size="false" style:shrink-to-fit="false" fo:padding-top="0.0492in" fo:padding-bottom="0.0492in" fo:padding-left="0.0984in" fo:padding-right="0.0984in" fo:wrap-option="wrap" style:run-through="background"/>
    </style:style>
    <style:style style:name="gr36" style:family="graphic">
      <style:graphic-properties fo:margin-left="0.0154in" fo:margin-right="0.0047in" fo:margin-top="0.0055in" fo:margin-bottom="0.0138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7" style:family="graphic">
      <style:graphic-properties fo:margin-left="0.0154in" fo:margin-right="0.0047in" fo:margin-top="0.0071in" fo:margin-bottom="0.0126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8" style:family="graphic">
      <style:graphic-properties draw:stroke="solid" svg:stroke-width="0.0098in" svg:stroke-color="#0000ff" draw:stroke-linejoin="round" draw:fill="none" draw:textarea-horizontal-align="center" draw:textarea-vertical-align="top" draw:auto-grow-height="false" fo:padding-top="0.0492in" fo:padding-bottom="0.0492in" fo:padding-left="0.0984in" fo:padding-right="0.0984in" fo:wrap-option="wrap" fo:margin-left="0.0091in" fo:margin-right="0.0138in" fo:margin-top="0.0126in" fo:margin-bottom="0.0083in" style:run-through="back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39" style:family="graphic" style:parent-style-name="Frame">
      <style:graphic-properties draw:stroke="none" svg:stroke-width="0in" draw:fill="none" draw:textarea-vertical-align="top" draw:auto-grow-height="false" fo:min-height="0.1728in" fo:min-width="0.1744in" fo:padding-top="0in" fo:padding-bottom="0in" fo:padding-left="0in" fo:padding-right="0in" fo:wrap-option="wrap" fo:margin-left="0.0035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0" style:family="graphic">
      <style:graphic-properties draw:stroke="none" svg:stroke-width="0in" draw:fill="none" draw:textarea-vertical-align="top" draw:auto-grow-height="false" fo:min-height="0.1728in" fo:min-width="0.1744in" fo:padding-top="0in" fo:padding-bottom="0in" fo:padding-left="0in" fo:padding-right="0in" fo:wrap-option="wrap" fo:margin-left="0.0035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1" style:family="graphic" style:parent-style-name="Frame">
      <style:graphic-properties draw:stroke="none" svg:stroke-width="0in" draw:fill="none" draw:textarea-vertical-align="top" draw:auto-grow-height="false" fo:min-height="0.1909in" fo:min-width="1.7866in" fo:padding-top="0in" fo:padding-bottom="0in" fo:padding-left="0in" fo:padding-right="0in" fo:wrap-option="wrap" fo:margin-left="0.0008in" fo:margin-right="0.0047in" fo:margin-top="0.0047in" fo:margin-bottom="0.002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2" style:family="graphic">
      <style:graphic-properties draw:stroke="none" svg:stroke-width="0in" draw:fill="none" draw:textarea-vertical-align="top" draw:auto-grow-height="false" fo:min-height="0.1909in" fo:min-width="1.7866in" fo:padding-top="0in" fo:padding-bottom="0in" fo:padding-left="0in" fo:padding-right="0in" fo:wrap-option="wrap" fo:margin-left="0.0008in" fo:margin-right="0.0047in" fo:margin-top="0.0047in" fo:margin-bottom="0.002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3" style:family="graphic" style:parent-style-name="Frame">
      <style:graphic-properties draw:stroke="none" svg:stroke-width="0in" draw:fill="none" draw:textarea-vertical-align="top" draw:auto-grow-height="false" fo:min-height="0.1728in" fo:min-width="0.202in" fo:padding-top="0in" fo:padding-bottom="0in" fo:padding-left="0in" fo:padding-right="0in" fo:wrap-option="wrap" fo:margin-left="0.0035in" fo:margin-right="0.0035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4" style:family="graphic">
      <style:graphic-properties draw:stroke="none" svg:stroke-width="0in" draw:fill="none" draw:textarea-vertical-align="top" draw:auto-grow-height="false" fo:min-height="0.1728in" fo:min-width="0.202in" fo:padding-top="0in" fo:padding-bottom="0in" fo:padding-left="0in" fo:padding-right="0in" fo:wrap-option="wrap" fo:margin-left="0.0035in" fo:margin-right="0.0035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5"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0008in" fo:margin-top="0.0043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6"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in" fo:margin-top="0.0043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47"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0008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F</text:span><text:span text:style-name="T2">ORM </text:span><text:span text:style-name="T1">2</text:span><text:span text:style-name="T2">A</text:span><text:span text:style-name="T1">- R</text:span><text:span text:style-name="T2">ESEARCH </text:span><text:span text:style-name="T1">M</text:span><text:span text:style-name="T2">ASTER</text:span><text:span text:style-name="T1">’</text:span><text:span text:style-name="T2">S </text:span><text:span text:style-name="T1">P</text:span><text:span text:style-name="T2">SYCHOLOGY</text:span><text:span text:style-name="T1">: R</text:span><text:span text:style-name="T2">ESEARCH </text:span><text:span text:style-name="T1">I</text:span><text:span text:style-name="T2">NTERNSHIP </text:span><text:span text:style-name="T1">R</text:span><text:span text:style-name="T2">ESEARCH </text:span><text:span text:style-name="T1">P</text:span><text:span text:style-name="T2">ROPOSAL</text:span></text:p>
      <text:list xml:id="list93227099" text:style-name="WWNum8">
        <text:list-item>
          <text:list>
            <text:list-item>
              <text:h text:style-name="P1" text:outline-level="5"><text:span text:style-name="T4">GENERAL</text:span><text:span text:style-name="T7"> </text:span><text:span text:style-name="T4">INFORMATION</text:span></text:h>
            </text:list-item>
          </text:list>
        </text:list-item>
      </text:list>
      <text:p text:style-name="P50"/>
      <text:list xml:id="list104235391472248" text:continue-numbering="true" text:style-name="WWNum8">
        <text:list-item>
          <text:list>
            <text:list-item>
              <text:list>
                <text:list-item>
                  <text:h text:style-name="P2" text:outline-level="5"><text:span text:style-name="T4">Student</text:span><text:span text:style-name="T8"> </text:span><text:span text:style-name="T4">information</text:span></text:h>
                </text:list-item>
              </text:list>
            </text:list-item>
          </text:list>
        </text:list-item>
      </text:list>
      <text:p text:style-name="P51"/>
      <text:p text:style-name="P55"><text:span text:style-name="T4">Student</text:span><text:span text:style-name="T9"> </text:span><text:span text:style-name="T4">name:</text:span><text:tab/><text:span text:style-name="T12"> </text:span><text:span text:style-name="T13">Arne John</text:span><text:span text:style-name="T11"><text:tab/></text:span></text:p>
      <text:p text:style-name="P56"/>
      <text:p text:style-name="P61"><text:span text:style-name="T4">Student</text:span><text:span text:style-name="T18"> </text:span><text:span text:style-name="T4">ID</text:span><text:span text:style-name="T19"> </text:span><text:span text:style-name="T4">card</text:span><text:span text:style-name="T20"> </text:span><text:span text:style-name="T4">number:</text:span><text:tab/><text:span text:style-name="T12"> </text:span><text:span text:style-name="T13">13580329</text:span><text:span text:style-name="T11"><text:tab/></text:span></text:p>
      <text:p text:style-name="P57"/>
      <text:p text:style-name="P62"><text:span text:style-name="T4">Address:</text:span><text:tab/><text:span text:style-name="T12"> </text:span><text:span text:style-name="T13">Poeldijkstraat 144</text:span><text:span text:style-name="T11"><text:tab/></text:span></text:p>
      <text:p text:style-name="P37"><draw:custom-shape text:anchor-type="as-char" draw:z-index="24" draw:name="Shape1" draw:style-name="gr40" draw:text-style-name="P113" svg:width="0.0276in" svg:height="0.0071in"><draw:enhanced-geometry/></draw:custom-shape><text:span text:style-name="T14"><text:tab/></text:span><text:span text:style-name="T14"><draw:g text:anchor-type="as-char" draw:z-index="25" draw:name="Shape2" draw:style-name="gr30"><draw:custom-shape draw:name="Rectangle 35" draw:style-name="gr3" draw:text-style-name="P112" svg:width="0.0142in" svg:height="0.0071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63"><text:span text:style-name="T4">Postal</text:span><text:span text:style-name="T21"> </text:span><text:span text:style-name="T4">code</text:span><text:span text:style-name="T18"> </text:span><text:span text:style-name="T4">and</text:span><text:span text:style-name="T22"> </text:span><text:span text:style-name="T4">residence:</text:span><text:tab/><text:span text:style-name="T12"> </text:span><text:span text:style-name="T13">1059VM Amsterdam</text:span><text:span text:style-name="T11"><text:tab/></text:span></text:p>
      <text:p text:style-name="P37"><draw:g text:anchor-type="as-char" draw:z-index="26" draw:name="Shape3" draw:style-name="gr29"><draw:custom-shape draw:name="Rectangle 33" draw:style-name="gr3" draw:text-style-name="P112" svg:width="0.0276in" svg:height="0.0071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4"><text:tab/></text:span><text:span text:style-name="T14"><draw:g text:anchor-type="as-char" draw:z-index="27" draw:name="Shape4" draw:style-name="gr15"><draw:custom-shape draw:name="Rectangle 31" draw:style-name="gr3" draw:text-style-name="P112" svg:width="0.0142in" svg:height="0.0071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64">Telephone <text:s/>number:<text:tab/><text:span text:style-name="T12"> </text:span><text:span text:style-name="T13">+49 176 30793220</text:span><text:span text:style-name="T11"><text:tab/></text:span></text:p>
      <text:p text:style-name="P37"><draw:g text:anchor-type="as-char" draw:z-index="28" draw:name="Shape5" draw:style-name="gr28"><draw:custom-shape draw:name="Rectangle 29" draw:style-name="gr3" draw:text-style-name="P112" svg:width="0.0276in" svg:height="0.0071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4"><text:tab/></text:span><text:span text:style-name="T14"><draw:g text:anchor-type="as-char" draw:z-index="29" draw:name="Shape6" draw:style-name="gr27"><draw:custom-shape draw:name="Rectangle 27" draw:style-name="gr3" draw:text-style-name="P112" svg:width="0.0142in" svg:height="0.0071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65"><text:span text:style-name="T4">Email</text:span><text:span text:style-name="T23"> </text:span><text:span text:style-name="T4">address:</text:span><text:tab/><text:span text:style-name="T12"> </text:span><text:span text:style-name="T13">arne.john@student.uva.nl</text:span><text:span text:style-name="T11"><text:tab/></text:span></text:p>
      <text:p text:style-name="P37"><draw:g text:anchor-type="as-char" draw:z-index="30" draw:name="Shape7" draw:style-name="gr26"><draw:custom-shape draw:name="Rectangle 25" draw:style-name="gr3" draw:text-style-name="P112" svg:width="0.0276in" svg:height="0.0059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4"><text:tab/></text:span><text:span text:style-name="T14"><draw:g text:anchor-type="as-char" draw:z-index="31" draw:name="Shape8" draw:style-name="gr25"><draw:custom-shape draw:name="Rectangle 23" draw:style-name="gr3" draw:text-style-name="P112" svg:width="0.0142in" svg:height="0.0059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58"/>
      <text:p text:style-name="P59"/>
      <text:list xml:id="list104234817284430" text:continue-numbering="true" text:style-name="WWNum8">
        <text:list-item>
          <text:list>
            <text:list-item>
              <text:list>
                <text:list-item>
                  <text:h text:style-name="P2" text:outline-level="5"><text:span text:style-name="T4">Supervisor</text:span><text:span text:style-name="T24"> </text:span><text:span text:style-name="T4">information</text:span></text:h>
                </text:list-item>
              </text:list>
            </text:list-item>
          </text:list>
        </text:list-item>
      </text:list>
      <text:p text:style-name="P50"/>
      <text:p text:style-name="P39"><text:span text:style-name="T26">Supervisor</text:span><text:span text:style-name="T28"> </text:span><text:span text:style-name="T26">(</text:span><text:span text:style-name="T31">eligible</text:span><text:span text:style-name="T29"> </text:span><text:span text:style-name="T31">for</text:span><text:span text:style-name="T32"> </text:span><text:span text:style-name="T31">the</text:span><text:span text:style-name="T32"> </text:span><text:span text:style-name="T31">ResMas</text:span><text:span text:style-name="T26">):</text:span><text:span text:style-name="T25"><text:tab/></text:span><text:span text:style-name="T16"> </text:span><text:span text:style-name="T17">Prof. Dr. Eric-Jan Wagenmakers</text:span><text:span text:style-name="T15"><text:tab/></text:span></text:p>
      <text:p text:style-name="P38"><draw:g text:anchor-type="as-char" draw:z-index="32" draw:name="Shape9" draw:style-name="gr24"><draw:custom-shape draw:name="Rectangle 21" draw:style-name="gr3" draw:text-style-name="P112" svg:width="0.0059in" svg:height="0.0059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4"><text:tab/></text:span><text:span text:style-name="T14"><draw:g text:anchor-type="as-char" draw:z-index="33" draw:name="Shape10" draw:style-name="gr23"><draw:custom-shape draw:name="Rectangle 19" draw:style-name="gr3" draw:text-style-name="P112" svg:width="0.0142in" svg:height="0.0059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36"><text:span text:style-name="T73">Note</text:span><text:span text:style-name="T74">. Eligible supervisors are staff members of the Department of Psychology with a PhD-degree and appointed as examiner by the Examinations Board of the Department of Psychology.</text:span></text:p>
      <text:p text:style-name="P66"><text:span text:style-name="T4">Specialization:</text:span><text:tab/><text:span text:style-name="T12"> </text:span><text:span text:style-name="T13">Psychological Methods and Statistics</text:span><text:span text:style-name="T11"><text:tab/></text:span></text:p>
      <text:p text:style-name="P38"><draw:g text:anchor-type="as-char" draw:z-index="34" draw:name="Shape11" draw:style-name="gr22"><draw:custom-shape draw:name="Rectangle 17" draw:style-name="gr3" draw:text-style-name="P112" svg:width="0.0059in" svg:height="0.0071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4"><text:tab/></text:span><text:span text:style-name="T14"><draw:g text:anchor-type="as-char" draw:z-index="35" draw:name="Shape12" draw:style-name="gr21"><draw:custom-shape draw:name="Rectangle 15" draw:style-name="gr3" draw:text-style-name="P112" svg:width="0.0142in" svg:height="0.0071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58"/>
      <text:p text:style-name="P60"/>
      <text:list xml:id="list104235226320802" text:continue-numbering="true" text:style-name="WWNum8">
        <text:list-item>
          <text:list>
            <text:list-item>
              <text:list>
                <text:list-item>
                  <text:h text:style-name="P3" text:outline-level="5"><text:span text:style-name="T4">Other</text:span><text:span text:style-name="T24"> </text:span><text:span text:style-name="T4">information</text:span></text:h>
                </text:list-item>
              </text:list>
            </text:list-item>
          </text:list>
        </text:list-item>
      </text:list>
      <text:p text:style-name="P51"/>
      <text:p text:style-name="P67"><text:span text:style-name="T4">Date:</text:span><text:tab/><text:span text:style-name="T12"> </text:span><text:span text:style-name="T11"><text:tab/></text:span></text:p>
      <text:p text:style-name="P38"><draw:g text:anchor-type="as-char" draw:z-index="36" draw:name="Shape13" draw:style-name="gr20"><draw:custom-shape draw:name="Rectangle 13" draw:style-name="gr3" draw:text-style-name="P112" svg:width="0.0059in" svg:height="0.0071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4"><text:tab/></text:span><text:span text:style-name="T14"><draw:g text:anchor-type="as-char" draw:z-index="37" draw:name="Shape14" draw:style-name="gr19"><draw:custom-shape draw:name="Rectangle 11" draw:style-name="gr3" draw:text-style-name="P112" svg:width="0.0142in" svg:height="0.0071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68"><text:span text:style-name="T4">Number</text:span><text:span text:style-name="T22"> </text:span><text:span text:style-name="T4">of</text:span><text:span text:style-name="T75"> </text:span><text:span text:style-name="T4">ECs</text:span><text:span text:style-name="T76"> </text:span><text:span text:style-name="T4">for</text:span><text:span text:style-name="T76"> </text:span><text:span text:style-name="T4">the</text:span><text:span text:style-name="T77"> </text:span><text:span text:style-name="T4">researcg</text:span><text:span text:style-name="T78"> </text:span><text:span text:style-name="T4">internship:</text:span><text:tab/><text:span text:style-name="T12"> </text:span><text:span text:style-name="T13">21</text:span><text:span text:style-name="T11"><text:tab/></text:span></text:p>
      <text:p text:style-name="P38"><draw:g text:anchor-type="as-char" draw:z-index="38" draw:name="Shape15" draw:style-name="gr18"><draw:custom-shape draw:name="Rectangle 9" draw:style-name="gr3" draw:text-style-name="P112" svg:width="0.0059in" svg:height="0.0059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4"><text:tab/></text:span><text:span text:style-name="T14"><draw:g text:anchor-type="as-char" draw:z-index="39" draw:name="Shape16" draw:style-name="gr17"><draw:custom-shape draw:name="Rectangle 7" draw:style-name="gr3" draw:text-style-name="P112" svg:width="0.0142in" svg:height="0.0059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40"><text:span text:style-name="T73">Note</text:span><text:span text:style-name="T74">. 1EC = 28 hours. Minimally 18EC and maximally 24EC. The total number of EC for the Internship and Thesis should be 50EC.</text:span></text:p>
      <text:p text:style-name="P70"/>
      <text:p text:style-name="P69"><text:span text:style-name="T4">Ethics</text:span><text:span text:style-name="T20"> </text:span><text:span text:style-name="T4">Review</text:span><text:span text:style-name="T20"> </text:span><text:span text:style-name="T4">Board</text:span><text:span text:style-name="T75"> </text:span><text:span text:style-name="T4">(ERB)</text:span><text:span text:style-name="T18"> </text:span><text:span text:style-name="T4">code:</text:span><text:tab/><text:span text:style-name="T12"> </text:span><text:span text:style-name="T11"><text:tab/></text:span></text:p>
      <text:p text:style-name="P38"><draw:g text:anchor-type="as-char" draw:z-index="40" draw:name="Shape17" draw:style-name="gr16"><draw:custom-shape draw:name="Rectangle 5" draw:style-name="gr3" draw:text-style-name="P112" svg:width="0.0059in" svg:height="0.0071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14"><text:tab/></text:span><text:span text:style-name="T14"><draw:g text:anchor-type="as-char" draw:z-index="41" draw:name="Shape18" draw:style-name="gr15"><draw:custom-shape draw:name="Rectangle 3" draw:style-name="gr3" draw:text-style-name="P112" svg:width="0.0142in" svg:height="0.0071in" svg:x="0in" svg:y="0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text:p>
      <text:p text:style-name="P40"><draw:line text:anchor-type="char" draw:z-index="42" draw:name="Straight Connector 47" draw:style-name="gr14" draw:text-style-name="P113" svg:x1="1.9701in" svg:y1="0.1161in" svg:x2="3.465in" svg:y2="0.1165in"><text:p/></draw:line><text:span text:style-name="T79">Note</text:span><text:span text:style-name="T80">. See </text:span><text:span text:style-name="T81">https:/</text:span><text:a xlink:type="simple" xlink:href="http://www.lab.uva.nl/lab/ethics/" text:style-name="Default_20_Style" text:visited-style-name="Default_20_Style"><text:span text:style-name="T81">/www.lab.uva.nl/lab/ethics/</text:span></text:a></text:p>
      <text:p text:style-name="Text_20_body"/>
      <text:p text:style-name="P71"/>
      <text:p text:style-name="P44"><draw:line text:anchor-type="char" draw:z-index="18" draw:name="Straight Connector 46" draw:style-name="gr38" draw:text-style-name="P113" svg:x1="3.4571in" svg:y1="0.5047in" svg:x2="5.7465in" svg:y2="0.5051in"><text:p/></draw:line><text:span text:style-name="T31">Have</text:span><text:span text:style-name="T34"> </text:span><text:span text:style-name="T31">your</text:span><text:span text:style-name="T36"> </text:span><text:span text:style-name="T31">research</text:span><text:span text:style-name="T38"> </text:span><text:span text:style-name="T31">proposal</text:span><text:span text:style-name="T40"> </text:span><text:span text:style-name="T31">signed</text:span><text:span text:style-name="T42"> </text:span><text:span text:style-name="T31">by</text:span><text:span text:style-name="T42"> </text:span><text:span text:style-name="T31">your</text:span><text:span text:style-name="T36"> </text:span><text:span text:style-name="T31">supervisor</text:span><text:span text:style-name="T42"> </text:span><text:span text:style-name="T31">(see</text:span><text:span text:style-name="T42"> </text:span><text:span text:style-name="T31">Section</text:span><text:span text:style-name="T40"> </text:span><text:span text:style-name="T31">9)</text:span><text:span text:style-name="T36"> </text:span><text:span text:style-name="T31">and</text:span><text:span text:style-name="T38"> </text:span><text:span text:style-name="T31">submit</text:span><text:span text:style-name="T36"> </text:span><text:span text:style-name="T31">the</text:span><text:span text:style-name="T40"> </text:span><text:span text:style-name="T31">signed research</text:span><text:span text:style-name="T36"> </text:span><text:span text:style-name="T31">proposal</text:span><text:span text:style-name="T36"> and the two peer reviews </text:span><text:span text:style-name="T31">via</text:span><text:span text:style-name="T44"> </text:span><text:span text:style-name="T31">CANVAS.</text:span><text:span text:style-name="T42"> </text:span><text:span text:style-name="T31">Please</text:span><text:span text:style-name="T40"> </text:span><text:span text:style-name="T31">inform</text:span><text:span text:style-name="T36"> </text:span><text:span text:style-name="T31">by</text:span><text:span text:style-name="T42"> </text:span><text:span text:style-name="T31">email</text:span><text:span text:style-name="T38"> </text:span><text:span text:style-name="T31">your</text:span><text:span text:style-name="T46"> </text:span><text:span text:style-name="T31">supervisor</text:span><text:span text:style-name="T42"> </text:span><text:span text:style-name="T31">and</text:span><text:span text:style-name="T42"> </text:span><text:span text:style-name="T31">the</text:span><text:span text:style-name="T40"> </text:span><text:span text:style-name="T31">secretariat</text:span><text:span text:style-name="T40"> </text:span><text:span text:style-name="T31">of the</text:span><text:span text:style-name="T48"> </text:span><text:span text:style-name="T31">research</text:span><text:span text:style-name="T50"> </text:span><text:span text:style-name="T31">master</text:span><text:span text:style-name="T48"> </text:span><text:span text:style-name="T31">psychology</text:span><text:span text:style-name="T51"> </text:span><text:span text:style-name="T31">(</text:span><text:span text:style-name="T82">thesis-researchmaster-psy-fmg@uva.nl</text:span><text:span text:style-name="T26">)</text:span><text:span text:style-name="T52"> </text:span><text:span text:style-name="T31">that</text:span><text:span text:style-name="T53"> </text:span><text:span text:style-name="T31">you</text:span><text:span text:style-name="T50"> </text:span><text:span text:style-name="T31">submitted your research</text:span><text:span text:style-name="T55"> </text:span><text:span text:style-name="T31">proposal.</text:span></text:p>
      <text:list xml:id="list104234755467049" text:continue-numbering="true" text:style-name="WWNum8">
        <text:list-item>
          <text:list>
            <text:list-item>
              <text:h text:style-name="P4" text:outline-level="5"><text:span text:style-name="T4">TITLE AND SUMMARY OF THE RESEARCH</text:span><text:span text:style-name="T92"> </text:span><text:span text:style-name="T4">PROJECT</text:span></text:h>
            </text:list-item>
          </text:list>
        </text:list-item>
      </text:list>
      <text:p text:style-name="P76"/>
      <text:list xml:id="list104235518758823" text:continue-numbering="true" text:style-name="WWNum8">
        <text:list-item>
          <text:list>
            <text:list-item>
              <text:list>
                <text:list-item>
                  <text:h text:style-name="P5" text:outline-level="5"><text:span text:style-name="T4">Title </text:span></text:h>
                </text:list-item>
              </text:list>
            </text:list-item>
          </text:list>
        </text:list-item>
      </text:list>
      <text:h text:style-name="P8" text:outline-level="5"><text:span text:style-name="T4"/></text:h>
      <text:h text:style-name="P8" text:outline-level="5"><text:span text:style-name="T4"><text:tab/></text:span><text:span text:style-name="T5">Auto-Stats – </text:span><text:span text:style-name="T6">Continuous Text Output Explaining Statistics</text:span></text:h>
      <text:p text:style-name="P76"/>
      <text:list xml:id="list104235410174633" text:continue-numbering="true" text:style-name="WWNum8">
        <text:list-item>
          <text:list>
            <text:list-item>
              <text:list>
                <text:list-item>
                  <text:p text:style-name="P11"><draw:g text:anchor-type="char" draw:z-index="19" draw:name="Group 41" draw:style-name="gr37"><draw:line draw:name="Line 40" draw:style-name="gr33" draw:text-style-name="P111" svg:x1="2.3382in" svg:y1="0.3169in" svg:x2="4.5295in" svg:y2="0.3173in"><text:p/></draw:line><draw:line draw:name="Line 41" draw:style-name="gr33" draw:text-style-name="P111" svg:x1="2.3413in" svg:y1="0.3205in" svg:x2="2.3417in" svg:y2="0.4957in"><text:p/></draw:line><draw:line draw:name="Line 42" draw:style-name="gr33" draw:text-style-name="P111" svg:x1="4.5331in" svg:y1="0.3138in" svg:x2="4.5335in" svg:y2="0.502in"><text:p/></draw:line><draw:line draw:name="Line 43" draw:style-name="gr33" draw:text-style-name="P111" svg:x1="2.3382in" svg:y1="0.4984in" svg:x2="4.5295in" svg:y2="0.4988in"><text:p/></draw:line></draw:g><text:span text:style-name="T57">Summary of proposal </text:span><text:span text:style-name="T26">– max 150 words Word</text:span><text:span text:style-name="T43"> </text:span><text:span text:style-name="T26">count</text:span><text:span text:style-name="T47"> </text:span><text:span text:style-name="T26">=</text:span><text:span text:style-name="T58"> </text:span><text:span text:style-name="T26">(</text:span><text:span text:style-name="T31">state</text:span><text:span text:style-name="T34"> </text:span><text:span text:style-name="T31">number</text:span><text:span text:style-name="T40"> </text:span><text:span text:style-name="T31">of</text:span><text:span text:style-name="T40"> </text:span><text:span text:style-name="T31">written</text:span><text:span text:style-name="T42"> </text:span><text:span text:style-name="T31">words</text:span><text:span text:style-name="T42"> </text:span><text:span text:style-name="T31">here</text:span><text:span text:style-name="T26">)</text:span></text:p>
                </text:list-item>
              </text:list>
            </text:list-item>
          </text:list>
        </text:list-item>
      </text:list>
      <text:p text:style-name="P12"><text:span text:style-name="T26"><text:tab/></text:span></text:p>
      <text:p text:style-name="P82"><draw:custom-shape text:anchor-type="char" draw:z-index="43" draw:name="Freeform: Shape 40" draw:style-name="gr13" draw:text-style-name="P113" svg:width="5.4559in" svg:height="0.0016in" svg:x="1.5201in" svg:y="0.1252in"><text:p/><draw:enhanced-geometry draw:mirror-horizontal="false" draw:mirror-vertical="false" drawooo:sub-view-size="7856 0" draw:text-areas="0 0 ?f4 ?f5" svg:viewBox="0 0 0 0"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P83"/>
      <text:list xml:id="list104235172266370" text:continue-numbering="true" text:style-name="WWNum8">
        <text:list-item>
          <text:list>
            <text:list-item>
              <text:p text:style-name="P13"><text:span text:style-name="T57">PROJECT DESCRIPTION </text:span><text:span text:style-name="T26">– max 1200 words (This is a strict</text:span><text:span text:style-name="T59"> </text:span><text:span text:style-name="T26">limit).</text:span></text:p>
            </text:list-item>
          </text:list>
        </text:list-item>
      </text:list>
      <text:p text:style-name="P77"/>
      <text:list xml:id="list104235962776019" text:continue-numbering="true" text:style-name="WWNum8">
        <text:list-item>
          <text:list>
            <text:list-item>
              <text:list>
                <text:list-item>
                  <text:h text:style-name="P6" text:outline-level="5"><text:span text:style-name="T4">Prior</text:span><text:span text:style-name="T8"> </text:span><text:span text:style-name="T4">research</text:span></text:h>
                </text:list-item>
              </text:list>
            </text:list-item>
          </text:list>
        </text:list-item>
      </text:list>
      <text:p text:style-name="P48"><text:span text:style-name="T31">Describe</text:span><text:span text:style-name="T60"> </text:span><text:span text:style-name="T31">prior</text:span><text:span text:style-name="T60"> </text:span><text:span text:style-name="T31">research,</text:span><text:span text:style-name="T60"> </text:span><text:span text:style-name="T31">a</text:span><text:span text:style-name="T44"> </text:span><text:span text:style-name="T31">comprehensible</text:span><text:span text:style-name="T44"> </text:span><text:span text:style-name="T31">literature</text:span><text:span text:style-name="T60"> </text:span><text:span text:style-name="T31">review</text:span><text:span text:style-name="T60"> </text:span><text:span text:style-name="T31">of</text:span><text:span text:style-name="T44"> </text:span><text:span text:style-name="T31">the</text:span><text:span text:style-name="T32"> </text:span><text:span text:style-name="T31">research</text:span><text:span text:style-name="T60"> </text:span><text:span text:style-name="T31">field,</text:span><text:span text:style-name="T44"> </text:span><text:span text:style-name="T31">converging upon the research</text:span><text:span text:style-name="T62"> </text:span><text:span text:style-name="T31">questions.</text:span></text:p>
      <text:list xml:id="list3308048307" text:style-name="WWNum7">
        <text:list-item>
          <text:p text:style-name="P15"><text:span text:style-name="T26">Describe</text:span><text:span text:style-name="T61"> </text:span><text:span text:style-name="T26">the</text:span><text:span text:style-name="T61"> </text:span><text:span text:style-name="T26">state</text:span><text:span text:style-name="T45"> </text:span><text:span text:style-name="T26">of</text:span><text:span text:style-name="T41"> </text:span><text:span text:style-name="T26">affairs,</text:span><text:span text:style-name="T61"> </text:span><text:span text:style-name="T26">including</text:span><text:span text:style-name="T43"> </text:span><text:span text:style-name="T26">the</text:span><text:span text:style-name="T45"> </text:span><text:span text:style-name="T26">theoretical</text:span><text:span text:style-name="T39"> </text:span><text:span text:style-name="T26">framework,</text:span><text:span text:style-name="T43"> </text:span><text:span text:style-name="T26">in</text:span><text:span text:style-name="T45"> </text:span><text:span text:style-name="T26">the</text:span><text:span text:style-name="T41"> </text:span><text:span text:style-name="T26">current research field based on the existing body of</text:span><text:span text:style-name="T64"> </text:span><text:span text:style-name="T26">literature.</text:span></text:p>
        </text:list-item>
        <text:list-item>
          <text:p text:style-name="P16"><text:span text:style-name="T26">Clarify</text:span><text:span text:style-name="T61"> </text:span><text:span text:style-name="T26">how</text:span><text:span text:style-name="T43"> </text:span><text:span text:style-name="T26">the</text:span><text:span text:style-name="T43"> </text:span><text:span text:style-name="T26">previous</text:span><text:span text:style-name="T61"> </text:span><text:span text:style-name="T26">research</text:span><text:span text:style-name="T45"> </text:span><text:span text:style-name="T26">eventuates</text:span><text:span text:style-name="T37"> </text:span><text:span text:style-name="T26">into</text:span><text:span text:style-name="T28"> </text:span><text:span text:style-name="T26">the</text:span><text:span text:style-name="T47"> </text:span><text:span text:style-name="T26">research</text:span><text:span text:style-name="T45"> </text:span><text:span text:style-name="T26">questions</text:span><text:span text:style-name="T41"> </text:span><text:span text:style-name="T26">of</text:span><text:span text:style-name="T45"> </text:span><text:span text:style-name="T26">the current</text:span><text:span text:style-name="T65"> </text:span><text:span text:style-name="T26">proposal.</text:span></text:p>
        </text:list-item>
      </text:list>
      <text:p text:style-name="P18"><text:span text:style-name="T26"><text:tab/></text:span></text:p>
      <text:p text:style-name="P18"><text:span text:style-name="T26"><text:tab/></text:span></text:p>
      <text:p text:style-name="P72"/>
      <text:list xml:id="list104235349503319" text:continue-list="list104235962776019" text:style-name="WWNum8">
        <text:list-item>
          <text:list>
            <text:list-item>
              <text:list>
                <text:list-item>
                  <text:h text:style-name="P9" text:outline-level="5"><text:span text:style-name="T4">Key</text:span><text:span text:style-name="T24"> </text:span><text:span text:style-name="T4">questions</text:span></text:h>
                </text:list-item>
              </text:list>
            </text:list-item>
          </text:list>
        </text:list-item>
      </text:list>
      <text:p text:style-name="P45"><text:span text:style-name="T31">Now</text:span><text:span text:style-name="T40"> </text:span><text:span text:style-name="T31">state</text:span><text:span text:style-name="T42"> </text:span><text:span text:style-name="T31">the</text:span><text:span text:style-name="T46"> </text:span><text:span text:style-name="T31">key</text:span><text:span text:style-name="T40"> </text:span><text:span text:style-name="T31">questions,</text:span><text:span text:style-name="T44"> </text:span><text:span text:style-name="T31">the</text:span><text:span text:style-name="T46"> </text:span><text:span text:style-name="T31">essence</text:span><text:span text:style-name="T44"> </text:span><text:span text:style-name="T31">of</text:span><text:span text:style-name="T36"> </text:span><text:span text:style-name="T31">the</text:span><text:span text:style-name="T46"> </text:span><text:span text:style-name="T31">proposal.</text:span><text:span text:style-name="T42"> </text:span><text:span text:style-name="T31">Here,</text:span><text:span text:style-name="T60"> </text:span><text:span text:style-name="T31">the</text:span><text:span text:style-name="T40"> </text:span><text:span text:style-name="T31">intended</text:span><text:span text:style-name="T36"> </text:span><text:span text:style-name="T31">research</text:span><text:span text:style-name="T40"> </text:span><text:span text:style-name="T31">should be</text:span><text:span text:style-name="T60"> </text:span><text:span text:style-name="T31">connected</text:span><text:span text:style-name="T44"> </text:span><text:span text:style-name="T31">to</text:span><text:span text:style-name="T42"> </text:span><text:span text:style-name="T31">prior</text:span><text:span text:style-name="T40"> </text:span><text:span text:style-name="T31">research.</text:span><text:span text:style-name="T46"> </text:span><text:span text:style-name="T31">Testable</text:span><text:span text:style-name="T40"> </text:span><text:span text:style-name="T31">research model/ expectations/ hypotheses should</text:span><text:span text:style-name="T44"> </text:span><text:span text:style-name="T31">be</text:span><text:span text:style-name="T40"> </text:span><text:span text:style-name="T31">derived</text:span><text:span text:style-name="T40"> </text:span><text:span text:style-name="T31">from</text:span><text:span text:style-name="T60"> </text:span><text:span text:style-name="T31">the</text:span><text:span text:style-name="T40"> </text:span><text:span text:style-name="T31">key</text:span><text:span text:style-name="T44"> </text:span><text:span text:style-name="T31">question, and</text:span><text:span text:style-name="T46"> </text:span><text:span text:style-name="T31">the</text:span><text:span text:style-name="T55"> </text:span><text:span text:style-name="T31">relation</text:span><text:span text:style-name="T55"> </text:span><text:span text:style-name="T31">between</text:span><text:span text:style-name="T38"> </text:span><text:span text:style-name="T31">theory</text:span><text:span text:style-name="T46"> </text:span><text:span text:style-name="T31">and</text:span><text:span text:style-name="T55"> </text:span><text:span text:style-name="T31">research model/ expectations/ hypotheses should</text:span><text:span text:style-name="T46"> </text:span><text:span text:style-name="T31">be</text:span><text:span text:style-name="T55"> </text:span><text:span text:style-name="T31">clearly</text:span><text:span text:style-name="T38"> </text:span><text:span text:style-name="T31">specified</text:span><text:span text:style-name="T26">.</text:span></text:p>
      <text:list xml:id="list2875756446" text:style-name="WWNum6">
        <text:list-item>
          <text:p text:style-name="P27"><text:span text:style-name="T26">Formulate a general relevant research question based on previous</text:span><text:span text:style-name="T66"> </text:span><text:span text:style-name="T26">research.</text:span></text:p>
        </text:list-item>
        <text:list-item>
          <text:p text:style-name="P17"><text:span text:style-name="T26">Translate</text:span><text:span text:style-name="T43"> </text:span><text:span text:style-name="T26">the</text:span><text:span text:style-name="T43"> </text:span><text:span text:style-name="T26">general</text:span><text:span text:style-name="T45"> </text:span><text:span text:style-name="T26">research</text:span><text:span text:style-name="T43"> </text:span><text:span text:style-name="T26">question</text:span><text:span text:style-name="T45"> </text:span><text:span text:style-name="T26">in</text:span><text:span text:style-name="T61"> </text:span><text:span text:style-name="T26">a</text:span><text:span text:style-name="T39"> </text:span><text:span text:style-name="T26">clear</text:span><text:span text:style-name="T45"> </text:span><text:span text:style-name="T26">manner</text:span><text:span text:style-name="T43"> </text:span><text:span text:style-name="T26">into</text:span><text:span text:style-name="T41"> </text:span><text:span text:style-name="T26">a</text:span><text:span text:style-name="T37"> </text:span><text:span text:style-name="T26">specific</text:span><text:span text:style-name="T41"> </text:span><text:span text:style-name="T26">research question.</text:span></text:p>
        </text:list-item>
        <text:list-item>
          <text:p text:style-name="P28"><text:span text:style-name="T26">Translate the specific research questions into testable research model/ expectations/ hypotheses.</text:span></text:p>
        </text:list-item>
      </text:list>
      <text:p text:style-name="P85"/>
      <text:p text:style-name="P49"><draw:custom-shape text:anchor-type="char" draw:z-index="20" draw:name="Group 35" draw:style-name="gr42" draw:text-style-name="P113" svg:width="2.1953in" svg:height="0.1886in" svg:x="2.3382in" svg:y="-0.0098in"><draw:enhanced-geometry/></draw:custom-shape><text:span text:style-name="T26">Word count = (</text:span><text:span text:style-name="T31">state number of written words here</text:span><text:span text:style-name="T26">)</text:span></text:p>
      <text:p text:style-name="P88"><draw:custom-shape text:anchor-type="char" draw:z-index="44" draw:name="Freeform: Shape 34" draw:style-name="gr12" draw:text-style-name="P113" svg:width="5.4559in" svg:height="0.0016in" svg:x="1.5201in" svg:y="0.2811in"><text:p/><draw:enhanced-geometry draw:mirror-horizontal="false" draw:mirror-vertical="false" drawooo:sub-view-size="7856 0" draw:text-areas="0 0 ?f4 ?f5" svg:viewBox="0 0 0 0"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P84"/>
      <text:list xml:id="list104235508622196" text:continue-list="list104235349503319" text:style-name="WWNum8">
        <text:list-item>
          <text:list>
            <text:list-item>
              <text:p text:style-name="P29"><text:span text:style-name="T57">PROCEDURE </text:span><text:span text:style-name="T26">– With a maximum of about 1000</text:span><text:span text:style-name="T54"> </text:span><text:span text:style-name="T26">words</text:span></text:p>
            </text:list-item>
          </text:list>
        </text:list-item>
      </text:list>
      <text:p text:style-name="P77"/>
      <text:list xml:id="list104234627354388" text:continue-numbering="true" text:style-name="WWNum8">
        <text:list-item>
          <text:list>
            <text:list-item>
              <text:list>
                <text:list-item>
                  <text:h text:style-name="P6" text:outline-level="5"><text:span text:style-name="T4">Operationalization</text:span></text:h>
                </text:list-item>
              </text:list>
            </text:list-item>
          </text:list>
        </text:list-item>
      </text:list>
      <text:p text:style-name="P41"><text:span text:style-name="T31">Describe how the research questions are operationalized.</text:span></text:p>
      <text:list xml:id="list3785156141" text:style-name="WWNum5">
        <text:list-item>
          <text:p text:style-name="P30"><text:span text:style-name="T26">Operationalize</text:span><text:span text:style-name="T35"> </text:span><text:span text:style-name="T26">the</text:span><text:span text:style-name="T56"> </text:span><text:span text:style-name="T26">research</text:span><text:span text:style-name="T35"> </text:span><text:span text:style-name="T26">questions</text:span><text:span text:style-name="T67"> </text:span><text:span text:style-name="T26">in</text:span><text:span text:style-name="T47"> </text:span><text:span text:style-name="T26">a clear</text:span><text:span text:style-name="T39"> </text:span><text:span text:style-name="T26">manner</text:span><text:span text:style-name="T56"> </text:span><text:span text:style-name="T26">into</text:span><text:span text:style-name="T39"> </text:span><text:span text:style-name="T26">a</text:span><text:span text:style-name="T65"> </text:span><text:span text:style-name="T26">research</text:span><text:span text:style-name="T56"> </text:span><text:span text:style-name="T26">design/strategy.</text:span></text:p>
        </text:list-item>
        <text:list-item>
          <text:p text:style-name="P31"><text:span text:style-name="T26">Describe</text:span><text:span text:style-name="T63"> </text:span><text:span text:style-name="T26">the</text:span><text:span text:style-name="T65"> </text:span><text:span text:style-name="T26">procedures</text:span><text:span text:style-name="T63"> </text:span><text:span text:style-name="T26">for</text:span><text:span text:style-name="T63"> </text:span><text:span text:style-name="T26">conducting</text:span><text:span text:style-name="T58"> </text:span><text:span text:style-name="T26">the</text:span><text:span text:style-name="T35"> </text:span><text:span text:style-name="T26">research</text:span><text:span text:style-name="T56"> </text:span><text:span text:style-name="T26">and</text:span><text:span text:style-name="T67"> </text:span><text:span text:style-name="T26">collecting</text:span><text:span text:style-name="T35"> </text:span><text:span text:style-name="T26">the</text:span><text:span text:style-name="T58"> </text:span><text:span text:style-name="T26">data.</text:span></text:p>
        </text:list-item>
        <text:list-item>
          <text:p text:style-name="P19"><text:span text:style-name="T26">For</text:span><text:span text:style-name="T68"> </text:span><text:span text:style-name="T26">methodological</text:span><text:span text:style-name="T61"> </text:span><text:span text:style-name="T26">and/or</text:span><text:span text:style-name="T45"> </text:span><text:span text:style-name="T26">simulation</text:span><text:span text:style-name="T33"> </text:span><text:span text:style-name="T26">projects</text:span><text:span text:style-name="T43"> </text:span><text:span text:style-name="T26">describe</text:span><text:span text:style-name="T61"> </text:span><text:span text:style-name="T26">the</text:span><text:span text:style-name="T61"> </text:span><text:span text:style-name="T26">design</text:span><text:span text:style-name="T61"> </text:span><text:span text:style-name="T26">of</text:span><text:span text:style-name="T33"> </text:span><text:span text:style-name="T26">the</text:span><text:span text:style-name="T45"> </text:span><text:span text:style-name="T26">simulation study.</text:span></text:p>
        </text:list-item>
      </text:list>
      <text:p text:style-name="P78"/>
      <text:list xml:id="list104236395549721" text:continue-list="list104234627354388" text:style-name="WWNum8">
        <text:list-item>
          <text:list>
            <text:list-item>
              <text:list>
                <text:list-item>
                  <text:h text:style-name="P5" text:outline-level="5"><text:span text:style-name="T4">Sample</text:span><text:span text:style-name="T7"> </text:span><text:span text:style-name="T4">characteristics</text:span></text:h>
                </text:list-item>
              </text:list>
            </text:list-item>
          </text:list>
        </text:list-item>
      </text:list>
      <text:list xml:id="list2320642249" text:style-name="WWNum4">
        <text:list-item>
          <text:p text:style-name="P20"><text:span text:style-name="T26">Indicate,</text:span><text:span text:style-name="T41"> </text:span><text:span text:style-name="T26">given</text:span><text:span text:style-name="T61"> </text:span><text:span text:style-name="T26">a</text:span><text:span text:style-name="T43"> </text:span><text:span text:style-name="T26">power</text:span><text:span text:style-name="T43"> </text:span><text:span text:style-name="T26">analysis,</text:span><text:span text:style-name="T61"> </text:span><text:span text:style-name="T26">how</text:span><text:span text:style-name="T43"> </text:span><text:span text:style-name="T26">many</text:span><text:span text:style-name="T45"> </text:span><text:span text:style-name="T26">participants</text:span><text:span text:style-name="T41"> </text:span><text:span text:style-name="T26">will</text:span><text:span text:style-name="T41"> </text:span><text:span text:style-name="T26">be</text:span><text:span text:style-name="T43"> </text:span><text:span text:style-name="T26">recruited.</text:span><text:span text:style-name="T45"> </text:span><text:span text:style-name="T26">Also</text:span><text:span text:style-name="T47"> </text:span><text:span text:style-name="T26">motivate whether the resulting number is</text:span><text:span text:style-name="T49"> </text:span><text:span text:style-name="T26">feasible.</text:span></text:p>
        </text:list-item>
        <text:list-item>
          <text:p text:style-name="P21"><text:span text:style-name="T26">If a subset of participants will be excluded from the analysis given their scores on </text:span><text:soft-page-break/><text:span text:style-name="T26">dependent</text:span><text:span text:style-name="T45"> </text:span><text:span text:style-name="T26">variables,</text:span><text:span text:style-name="T61"> </text:span><text:span text:style-name="T26">indicate</text:span><text:span text:style-name="T45"> </text:span><text:span text:style-name="T26">the</text:span><text:span text:style-name="T43"> </text:span><text:span text:style-name="T26">objective</text:span><text:span text:style-name="T41"> </text:span><text:span text:style-name="T26">criterion</text:span><text:span text:style-name="T41"> </text:span><text:span text:style-name="T26">to</text:span><text:span text:style-name="T61"> </text:span><text:span text:style-name="T26">do</text:span><text:span text:style-name="T61"> </text:span><text:span text:style-name="T26">so.</text:span><text:span text:style-name="T43"> </text:span><text:span text:style-name="T26">For</text:span><text:span text:style-name="T41"> </text:span><text:span text:style-name="T26">example</text:span><text:span text:style-name="T41"> </text:span><text:span text:style-name="T26">include</text:span><text:span text:style-name="T41"> </text:span><text:span text:style-name="T26">a phrase like: “Scores on dependent variables exceeding ± 3 </text:span><text:span text:style-name="T31">SD </text:span><text:span text:style-name="T26">of the mean will be excluded from the</text:span><text:span text:style-name="T47"> </text:span><text:span text:style-name="T26">analysis’’.</text:span></text:p>
        </text:list-item>
        <text:list-item>
          <text:p text:style-name="P22"><text:span text:style-name="T26">If a subset of participants will be excluded from the analysis given their scores on a manipulation</text:span><text:span text:style-name="T61"> </text:span><text:span text:style-name="T26">check</text:span><text:span text:style-name="T33"> </text:span><text:span text:style-name="T26">item,</text:span><text:span text:style-name="T45"> </text:span><text:span text:style-name="T26">indicate</text:span><text:span text:style-name="T43"> </text:span><text:span text:style-name="T26">the</text:span><text:span text:style-name="T41"> </text:span><text:span text:style-name="T26">objective</text:span><text:span text:style-name="T41"> </text:span><text:span text:style-name="T26">criterion</text:span><text:span text:style-name="T45"> </text:span><text:span text:style-name="T26">to</text:span><text:span text:style-name="T37"> </text:span><text:span text:style-name="T26">do</text:span><text:span text:style-name="T43"> </text:span><text:span text:style-name="T26">so.</text:span><text:span text:style-name="T61"> </text:span><text:span text:style-name="T26">For</text:span><text:span text:style-name="T61"> </text:span><text:span text:style-name="T26">example</text:span><text:span text:style-name="T47"> </text:span><text:span text:style-name="T26">include a</text:span><text:span text:style-name="T47"> </text:span><text:span text:style-name="T26">phrase</text:span><text:span text:style-name="T41"> </text:span><text:span text:style-name="T26">like:</text:span><text:span text:style-name="T39"> </text:span><text:span text:style-name="T26">“Participants</text:span><text:span text:style-name="T35"> </text:span><text:span text:style-name="T26">scoring</text:span><text:span text:style-name="T39"> </text:span><text:span text:style-name="T26">15</text:span><text:span text:style-name="T47"> </text:span><text:span text:style-name="T26">or</text:span><text:span text:style-name="T37"> </text:span><text:span text:style-name="T26">lower</text:span><text:span text:style-name="T43"> </text:span><text:span text:style-name="T26">on</text:span><text:span text:style-name="T47"> </text:span><text:span text:style-name="T26">a</text:span><text:span text:style-name="T47"> </text:span><text:span text:style-name="T26">manipulation</text:span><text:span text:style-name="T37"> </text:span><text:span text:style-name="T26">checks</text:span><text:span text:style-name="T37"> </text:span><text:span text:style-name="T26">item,</text:span><text:span text:style-name="T39"> </text:span><text:span text:style-name="T26">will</text:span><text:span text:style-name="T43"> </text:span><text:span text:style-name="T26">be excluded from the</text:span><text:span text:style-name="T47"> </text:span><text:span text:style-name="T26">analysis”.</text:span></text:p>
        </text:list-item>
        <text:list-item>
          <text:p text:style-name="P32"><text:span text:style-name="T26">In case of a simulation study, indicate how data will be</text:span><text:span text:style-name="T69"> </text:span><text:span text:style-name="T26">generated.</text:span></text:p>
        </text:list-item>
      </text:list>
      <text:p text:style-name="P91"/>
      <text:list xml:id="list104236326565191" text:continue-list="list104236395549721" text:style-name="WWNum8">
        <text:list-item>
          <text:list>
            <text:list-item>
              <text:list>
                <text:list-item>
                  <text:h text:style-name="P7" text:outline-level="5"><text:span text:style-name="T4">Materials</text:span></text:h>
                </text:list-item>
              </text:list>
            </text:list-item>
          </text:list>
        </text:list-item>
      </text:list>
      <text:p text:style-name="P92"><text:span text:style-name="T4">Indicate which tests, stimuli, equipment, etc. will be used; provide sufficiently elaborate descriptions</text:span><text:span text:style-name="T22"> </text:span><text:span text:style-name="T4">and</text:span><text:span text:style-name="T20"> </text:span><text:span text:style-name="T4">motivate</text:span><text:span text:style-name="T18"> </text:span><text:span text:style-name="T4">your</text:span><text:span text:style-name="T20"> </text:span><text:span text:style-name="T4">choice.</text:span><text:span text:style-name="T19"> </text:span><text:span text:style-name="T4">(Always</text:span><text:span text:style-name="T20"> </text:span><text:span text:style-name="T4">report</text:span><text:span text:style-name="T18"> </text:span><text:span text:style-name="T4">the</text:span><text:span text:style-name="T22"> </text:span><text:span text:style-name="T4">psychometric</text:span><text:span text:style-name="T18"> </text:span><text:span text:style-name="T4">characteristics,</text:span><text:span text:style-name="T21"> </text:span><text:span text:style-name="T4">such as reliability and validity, if existing tests are used. If new or adapted instruments or test materials (e.g., questionnaires) will be developed, then the new instrument must be independently validated first; only then it can be used as a testing instrument. Exception to this rule is allowed in case of questionnaires that do not contain more than one question (e.g.,</text:span><text:span text:style-name="T78"> </text:span><text:span text:style-name="T4">indicate</text:span><text:span text:style-name="T78"> </text:span><text:span text:style-name="T4">on</text:span><text:span text:style-name="T77"> </text:span><text:span text:style-name="T4">a</text:span><text:span text:style-name="T77"> </text:span><text:span text:style-name="T4">5-point</text:span><text:span text:style-name="T93"> </text:span><text:span text:style-name="T4">scale</text:span><text:span text:style-name="T77"> </text:span><text:span text:style-name="T4">how</text:span><text:span text:style-name="T93"> </text:span><text:span text:style-name="T4">you</text:span><text:span text:style-name="T94"> </text:span><text:span text:style-name="T4">feel</text:span><text:span text:style-name="T77"> </text:span><text:span text:style-name="T4">today).</text:span><text:span text:style-name="T93"> </text:span><text:span text:style-name="T4">In</text:span><text:span text:style-name="T77"> </text:span><text:span text:style-name="T4">case</text:span><text:span text:style-name="T77"> </text:span><text:span text:style-name="T4">of</text:span><text:span text:style-name="T8"> </text:span><text:span text:style-name="T4">a</text:span><text:span text:style-name="T78"> </text:span><text:span text:style-name="T4">simulation</text:span><text:span text:style-name="T8"> </text:span><text:span text:style-name="T4">study</text:span><text:span text:style-name="T76"> </text:span><text:span text:style-name="T4">4.3</text:span><text:span text:style-name="T77"> </text:span><text:span text:style-name="T4">might be</text:span><text:span text:style-name="T24"> </text:span><text:span text:style-name="T4">omitted.</text:span></text:p>
      <text:p text:style-name="P79"/>
      <text:list xml:id="list104235415960224" text:continue-numbering="true" text:style-name="WWNum8">
        <text:list-item>
          <text:list>
            <text:list-item>
              <text:list>
                <text:list-item>
                  <text:h text:style-name="P6" text:outline-level="5"><text:span text:style-name="T4">Data</text:span><text:span text:style-name="T7"> </text:span><text:span text:style-name="T4">analysis</text:span></text:h>
                </text:list-item>
              </text:list>
            </text:list-item>
          </text:list>
        </text:list-item>
      </text:list>
      <text:p text:style-name="P94"><text:span text:style-name="T4">Describe the data preprocessing. Indicate for each research question </text:span><text:span text:style-name="T95">separately</text:span><text:span text:style-name="T4">, how it is translated into a statistical prediction.</text:span><text:span text:style-name="T78"> </text:span><text:span text:style-name="T4">For</text:span><text:span text:style-name="T76"> </text:span><text:span text:style-name="T4">example:</text:span><text:span text:style-name="T78"> </text:span><text:span text:style-name="T4">“In</text:span><text:span text:style-name="T75"> </text:span><text:span text:style-name="T4">a</text:span><text:span text:style-name="T94"> </text:span><text:span text:style-name="T4">repeated</text:span><text:span text:style-name="T75"> </text:span><text:span text:style-name="T4">measures</text:span><text:span text:style-name="T78"> </text:span><text:span text:style-name="T4">ANOVA</text:span><text:span text:style-name="T75"> </text:span><text:span text:style-name="T4">we</text:span><text:span text:style-name="T75"> </text:span><text:span text:style-name="T4">expect</text:span><text:span text:style-name="T78"> </text:span><text:span text:style-name="T4">an</text:span><text:span text:style-name="T75"> </text:span><text:span text:style-name="T4">interaction</text:span><text:span text:style-name="T76"> </text:span><text:span text:style-name="T4">effect</text:span><text:span text:style-name="T78"> </text:span><text:span text:style-name="T4">of the</text:span><text:span text:style-name="T94"> </text:span><text:span text:style-name="T4">between</text:span><text:span text:style-name="T76"> </text:span><text:span text:style-name="T4">factor</text:span><text:span text:style-name="T93"> </text:span><text:span text:style-name="T4">x</text:span><text:span text:style-name="T94"> </text:span><text:span text:style-name="T4">and</text:span><text:span text:style-name="T96"> </text:span><text:span text:style-name="T4">the</text:span><text:span text:style-name="T94"> </text:span><text:span text:style-name="T4">within</text:span><text:span text:style-name="T77"> </text:span><text:span text:style-name="T4">factor</text:span><text:span text:style-name="T77"> </text:span><text:span text:style-name="T4">y</text:span><text:span text:style-name="T77"> </text:span><text:span text:style-name="T4">on</text:span><text:span text:style-name="T94"> </text:span><text:span text:style-name="T4">the</text:span><text:span text:style-name="T94"> </text:span><text:span text:style-name="T4">dependent</text:span><text:span text:style-name="T94"> </text:span><text:span text:style-name="T4">variable</text:span><text:span text:style-name="T78"> </text:span><text:span text:style-name="T4">z.</text:span><text:span text:style-name="T77"> </text:span><text:span text:style-name="T4">Also</text:span><text:span text:style-name="T94"> </text:span><text:span text:style-name="T4">indicate</text:span><text:span text:style-name="T94"> </text:span><text:span text:style-name="T4">how you</text:span><text:span text:style-name="T75"> </text:span><text:span text:style-name="T4">will</text:span><text:span text:style-name="T78"> </text:span><text:span text:style-name="T4">correct</text:span><text:span text:style-name="T75"> </text:span><text:span text:style-name="T4">for</text:span><text:span text:style-name="T78"> </text:span><text:span text:style-name="T4">multiple</text:span><text:span text:style-name="T75"> </text:span><text:span text:style-name="T4">comparisons.</text:span><text:span text:style-name="T94"> </text:span><text:span text:style-name="T4">Only</text:span><text:span text:style-name="T20"> </text:span><text:span text:style-name="T4">the</text:span><text:span text:style-name="T76"> </text:span><text:span text:style-name="T4">analyses</text:span><text:span text:style-name="T18"> </text:span><text:span text:style-name="T4">proposed</text:span><text:span text:style-name="T94"> </text:span><text:span text:style-name="T4">here</text:span><text:span text:style-name="T76"> </text:span><text:span text:style-name="T4">can</text:span><text:span text:style-name="T76"> </text:span><text:span text:style-name="T4">be</text:span><text:span text:style-name="T76"> </text:span><text:span text:style-name="T4">described as confirmatory analyses in your research report. All other have to be mentioned as exploratory.</text:span></text:p>
      <text:p text:style-name="Text_20_body"/>
      <text:p text:style-name="P42"><draw:g text:anchor-type="char" draw:z-index="21" draw:name="Group 29" draw:style-name="gr34"><draw:line draw:name="Line 50" draw:style-name="gr33" draw:text-style-name="P111" svg:x1="2.3382in" svg:y1="0.1114in" svg:x2="4.5295in" svg:y2="0.1118in"><text:p/></draw:line><draw:line draw:name="Line 51" draw:style-name="gr33" draw:text-style-name="P111" svg:x1="2.3413in" svg:y1="0.115in" svg:x2="2.3417in" svg:y2="0.2902in"><text:p/></draw:line><draw:line draw:name="Line 52" draw:style-name="gr33" draw:text-style-name="P111" svg:x1="4.5331in" svg:y1="0.1083in" svg:x2="4.5335in" svg:y2="0.2965in"><text:p/></draw:line><draw:line draw:name="Line 53" draw:style-name="gr33" draw:text-style-name="P111" svg:x1="2.3382in" svg:y1="0.2929in" svg:x2="4.5295in" svg:y2="0.2933in"><text:p/></draw:line></draw:g><text:span text:style-name="T26">Word count = (</text:span><text:span text:style-name="T31">state number of written words here</text:span><text:span text:style-name="T26">)</text:span></text:p>
      <text:p text:style-name="P89"><draw:custom-shape text:anchor-type="char" draw:z-index="45" draw:name="Freeform: Shape 28" draw:style-name="gr11" draw:text-style-name="P113" svg:width="5.4559in" svg:height="0.0016in" svg:x="1.5201in" svg:y="0.2799in"><text:p/><draw:enhanced-geometry draw:mirror-horizontal="false" draw:mirror-vertical="false" drawooo:sub-view-size="7856 0" draw:text-areas="0 0 ?f4 ?f5" svg:viewBox="0 0 0 0"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P98"/>
      <text:list xml:id="list104235538994672" text:continue-numbering="true" text:style-name="WWNum8">
        <text:list-item>
          <text:list>
            <text:list-item>
              <text:p text:style-name="P13"><text:span text:style-name="T57">INTENDED RESULTS </text:span><text:span text:style-name="T26">- max 250</text:span><text:span text:style-name="T54"> </text:span><text:span text:style-name="T26">words</text:span></text:p>
            </text:list-item>
          </text:list>
        </text:list-item>
      </text:list>
      <text:p text:style-name="P80"/>
      <text:p text:style-name="P95"><text:span text:style-name="T4">Clarify</text:span><text:span text:style-name="T75"> </text:span><text:span text:style-name="T4">what</text:span><text:span text:style-name="T75"> </text:span><text:span text:style-name="T4">the</text:span><text:span text:style-name="T75"> </text:span><text:span text:style-name="T4">implication</text:span><text:span text:style-name="T20"> </text:span><text:span text:style-name="T4">of</text:span><text:span text:style-name="T94"> </text:span><text:span text:style-name="T4">possible</text:span><text:span text:style-name="T78"> </text:span><text:span text:style-name="T4">outcomes</text:span><text:span text:style-name="T76"> </text:span><text:span text:style-name="T4">would</text:span><text:span text:style-name="T20"> </text:span><text:span text:style-name="T4">be</text:span><text:span text:style-name="T78"> </text:span><text:span text:style-name="T4">(per</text:span><text:span text:style-name="T75"> </text:span><text:span text:style-name="T4">hypothesis)</text:span><text:span text:style-name="T75"> </text:span><text:span text:style-name="T4">for</text:span><text:span text:style-name="T78"> </text:span><text:span text:style-name="T4">the</text:span><text:span text:style-name="T76"> </text:span><text:span text:style-name="T4">specific and general research questions as well as for the theory. Address the following in approximately 250</text:span><text:span text:style-name="T8"> </text:span><text:span text:style-name="T4">words:</text:span></text:p>
      <text:list xml:id="list923080316" text:style-name="WWNum3">
        <text:list-item>
          <text:p text:style-name="P33"><text:span text:style-name="T26">What</text:span><text:span text:style-name="T39"> </text:span><text:span text:style-name="T26">are</text:span><text:span text:style-name="T65"> </text:span><text:span text:style-name="T26">the</text:span><text:span text:style-name="T63"> </text:span><text:span text:style-name="T26">interpretations</text:span><text:span text:style-name="T56"> </text:span><text:span text:style-name="T26">if</text:span><text:span text:style-name="T63"> </text:span><text:span text:style-name="T26">the</text:span><text:span text:style-name="T58"> </text:span><text:span text:style-name="T26">results</text:span><text:span text:style-name="T56"> </text:span><text:span text:style-name="T26">do</text:span><text:span text:style-name="T63"> </text:span><text:span text:style-name="T26">match</text:span><text:span text:style-name="T63"> </text:span><text:span text:style-name="T26">the</text:span><text:span text:style-name="T65"> </text:span><text:span text:style-name="T26">expectations?</text:span></text:p>
        </text:list-item>
        <text:list-item>
          <text:p text:style-name="P34"><text:span text:style-name="T26">What</text:span><text:span text:style-name="T39"> </text:span><text:span text:style-name="T26">are</text:span><text:span text:style-name="T63"> </text:span><text:span text:style-name="T26">the</text:span><text:span text:style-name="T65"> </text:span><text:span text:style-name="T26">interpretations</text:span><text:span text:style-name="T35"> </text:span><text:span text:style-name="T26">if</text:span><text:span text:style-name="T56"> </text:span><text:span text:style-name="T26">the</text:span><text:span text:style-name="T67"> </text:span><text:span text:style-name="T26">results</text:span><text:span text:style-name="T35"> </text:span><text:span text:style-name="T26">do</text:span><text:span text:style-name="T58"> </text:span><text:span text:style-name="T26">not match</text:span><text:span text:style-name="T67"> </text:span><text:span text:style-name="T26">the</text:span><text:span text:style-name="T63"> </text:span><text:span text:style-name="T26">expectations?</text:span></text:p>
        </text:list-item>
        <text:list-item>
          <text:p text:style-name="P34"><text:span text:style-name="T26">Are there any alternative</text:span><text:span text:style-name="T43"> </text:span><text:span text:style-name="T26">interpretations?</text:span></text:p>
        </text:list-item>
        <text:list-item>
          <text:p text:style-name="P34"><text:span text:style-name="T26">Is there any practical or societal relevance? Please</text:span><text:span text:style-name="T70"> </text:span><text:span text:style-name="T26">explain.</text:span></text:p>
        </text:list-item>
      </text:list>
      <text:p text:style-name="P99"/>
      <text:p text:style-name="P40"><draw:g text:anchor-type="char" draw:z-index="22" draw:name="Group 23" draw:style-name="gr34"><draw:line draw:name="Line 55" draw:style-name="gr35" draw:text-style-name="P111" svg:x1="2.3382in" svg:y1="-0.0067in" svg:x2="4.5295in" svg:y2="-0.0063in"><text:p/></draw:line><draw:line draw:name="Line 56" draw:style-name="gr33" draw:text-style-name="P111" svg:x1="2.3413in" svg:y1="-0.0039in" svg:x2="2.3417in" svg:y2="0.172in"><text:p/></draw:line><draw:line draw:name="Line 57" draw:style-name="gr33" draw:text-style-name="P111" svg:x1="4.5331in" svg:y1="-0.0098in" svg:x2="4.5335in" svg:y2="0.1787in"><text:p/></draw:line><draw:line draw:name="Line 58" draw:style-name="gr33" draw:text-style-name="P111" svg:x1="2.3382in" svg:y1="0.1748in" svg:x2="4.5295in" svg:y2="0.1752in"><text:p/></draw:line></draw:g><text:span text:style-name="T26">Word count = (</text:span><text:span text:style-name="T31">state number of written words here</text:span><text:span text:style-name="T26">)</text:span></text:p>
      <text:p text:style-name="P90"><draw:custom-shape text:anchor-type="char" draw:z-index="46" draw:name="Freeform: Shape 22" draw:style-name="gr10" draw:text-style-name="P113" svg:width="5.4559in" svg:height="0.0016in" svg:x="1.5201in" svg:y="0.2811in"><text:p/><draw:enhanced-geometry draw:mirror-horizontal="false" draw:mirror-vertical="false" drawooo:sub-view-size="7856 0" draw:text-areas="0 0 ?f4 ?f5" svg:viewBox="0 0 0 0"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P98"/>
      <text:list xml:id="list104235328726750" text:continue-list="list104235538994672" text:style-name="WWNum8">
        <text:list-item>
          <text:list>
            <text:list-item>
              <text:p text:style-name="P14"><text:span text:style-name="T57">WORK PLAN </text:span><text:span text:style-name="T26">– max 500</text:span><text:span text:style-name="T39"> </text:span><text:span text:style-name="T26">words</text:span></text:p>
            </text:list-item>
          </text:list>
        </text:list-item>
      </text:list>
      <text:p text:style-name="P46"><text:span text:style-name="T31">Describe</text:span><text:span text:style-name="T40"> </text:span><text:span text:style-name="T31">how</text:span><text:span text:style-name="T36"> </text:span><text:span text:style-name="T31">the</text:span><text:span text:style-name="T36"> </text:span><text:span text:style-name="T31">research</text:span><text:span text:style-name="T34"> </text:span><text:span text:style-name="T31">project</text:span><text:span text:style-name="T36"> </text:span><text:span text:style-name="T31">will</text:span><text:span text:style-name="T42"> </text:span><text:span text:style-name="T31">be</text:span><text:span text:style-name="T55"> </text:span><text:span text:style-name="T31">executed.</text:span><text:span text:style-name="T46"> </text:span><text:span text:style-name="T31">Who</text:span><text:span text:style-name="T36"> </text:span><text:span text:style-name="T31">is</text:span><text:span text:style-name="T60"> </text:span><text:span text:style-name="T31">doing</text:span><text:span text:style-name="T38"> </text:span><text:span text:style-name="T31">what</text:span><text:span text:style-name="T46"> </text:span><text:span text:style-name="T31">and</text:span><text:span text:style-name="T46"> </text:span><text:span text:style-name="T31">when?</text:span><text:span text:style-name="T36"> </text:span><text:span text:style-name="T31">Is</text:span><text:span text:style-name="T42"> </text:span><text:span text:style-name="T31">the planning of the current project realistic, efficient and</text:span><text:span text:style-name="T71"> </text:span><text:span text:style-name="T31">feasible?</text:span></text:p>
      <text:p text:style-name="P81"/>
      <text:list xml:id="list104234544370618" text:continue-numbering="true" text:style-name="WWNum8">
        <text:list-item>
          <text:list>
            <text:list-item>
              <text:list>
                <text:list-item>
                  <text:h text:style-name="P6" text:outline-level="5"><text:span text:style-name="T4">Time</text:span><text:span text:style-name="T7"> </text:span><text:span text:style-name="T4">schedule</text:span></text:h>
                </text:list-item>
              </text:list>
            </text:list-item>
          </text:list>
        </text:list-item>
      </text:list>
      <text:p text:style-name="P93"><text:span text:style-name="T4">State the total amount of EC as noted in the internship contract (18-24 EC), 1EC stands for 28</text:span><text:span text:style-name="T76"> </text:span><text:span text:style-name="T4">hours</text:span><text:span text:style-name="T76"> </text:span><text:span text:style-name="T4">work.</text:span><text:span text:style-name="T78"> </text:span><text:span text:style-name="T4">Present</text:span><text:span text:style-name="T76"> </text:span><text:span text:style-name="T4">and</text:span><text:span text:style-name="T76"> </text:span><text:span text:style-name="T4">justify</text:span><text:span text:style-name="T77"> </text:span><text:span text:style-name="T4">a</text:span><text:span text:style-name="T75"> </text:span><text:span text:style-name="T4">time</text:span><text:span text:style-name="T94"> </text:span><text:span text:style-name="T4">schedule</text:span><text:span text:style-name="T78"> </text:span><text:span text:style-name="T4">in</text:span><text:span text:style-name="T77"> </text:span><text:span text:style-name="T4">weeks,</text:span><text:span text:style-name="T78"> </text:span><text:span text:style-name="T4">including</text:span><text:span text:style-name="T94"> </text:span><text:span text:style-name="T4">your</text:span><text:span text:style-name="T94"> </text:span><text:span text:style-name="T4">time</text:span><text:span text:style-name="T78"> </text:span><text:span text:style-name="T4">investment in</text:span><text:span text:style-name="T76"> </text:span><text:span text:style-name="T4">hours</text:span><text:span text:style-name="T78"> </text:span><text:span text:style-name="T4">per</text:span><text:span text:style-name="T77"> </text:span><text:span text:style-name="T4">week.</text:span><text:span text:style-name="T77"> </text:span><text:span text:style-name="T4">Plan</text:span><text:span text:style-name="T78"> </text:span><text:span text:style-name="T4">some</text:span><text:span text:style-name="T78"> </text:span><text:span text:style-name="T4">spare</text:span><text:span text:style-name="T77"> </text:span><text:span text:style-name="T4">time,</text:span><text:span text:style-name="T93"> </text:span><text:span text:style-name="T4">and</text:span><text:span text:style-name="T77"> </text:span><text:span text:style-name="T4">indicate</text:span><text:span text:style-name="T77"> </text:span><text:span text:style-name="T4">what</text:span><text:span text:style-name="T77"> </text:span><text:span text:style-name="T4">elements</text:span><text:span text:style-name="T77"> </text:span><text:span text:style-name="T4">can</text:span><text:span text:style-name="T78"> </text:span><text:span text:style-name="T4">be</text:span><text:span text:style-name="T77"> </text:span><text:span text:style-name="T4">cut</text:span><text:span text:style-name="T78"> </text:span><text:span text:style-name="T4">/</text:span><text:span text:style-name="T77"> </text:span><text:span text:style-name="T4">reduced</text:span><text:span text:style-name="T94"> </text:span><text:span text:style-name="T4">if necessary. Provide the intended presentation</text:span><text:span text:style-name="T92"> </text:span><text:span text:style-name="T4">date.</text:span></text:p>
      <text:p text:style-name="P100"/>
      <text:list xml:id="list104235667482254" text:continue-numbering="true" text:style-name="WWNum8">
        <text:list-item>
          <text:list>
            <text:list-item>
              <text:list>
                <text:list-item>
                  <text:h text:style-name="P5" text:outline-level="5"><text:span text:style-name="T4">Infrastructure</text:span></text:h>
                </text:list-item>
              </text:list>
            </text:list-item>
          </text:list>
        </text:list-item>
      </text:list>
      <text:p text:style-name="P101"><text:span text:style-name="T4">Where will the research take place? How is access to the facilities and materials ensured?</text:span></text:p>
      <text:p text:style-name="P54"><text:soft-page-break/></text:p>
      <text:list xml:id="list104236397593819" text:continue-numbering="true" text:style-name="WWNum8">
        <text:list-item>
          <text:list>
            <text:list-item>
              <text:list>
                <text:list-item>
                  <text:h text:style-name="P6" text:outline-level="5"><text:span text:style-name="T4">Data</text:span><text:span text:style-name="T7"> </text:span><text:span text:style-name="T4">storage</text:span></text:h>
                </text:list-item>
              </text:list>
            </text:list-item>
          </text:list>
        </text:list-item>
      </text:list>
      <text:p text:style-name="P96"><text:span text:style-name="T4">Each researcher needs to comply with the storage protocol of the Research Institute </text:span>Psychology: <text:span text:style-name="T83">h</text:span><text:span text:style-name="T85">h</text:span><text:span text:style-name="T86">ttp://psyres.uva.nl/content/scientific-integrity-docs/data-protocol.html</text:span></text:p>
      <text:p text:style-name="P103"/>
      <text:list xml:id="list104234924228310" text:continue-numbering="true" text:style-name="WWNum8">
        <text:list-item>
          <text:list>
            <text:list-item>
              <text:list>
                <text:list-item>
                  <text:p text:style-name="P104"><text:span text:style-name="T97">Budget </text:span></text:p>
                </text:list-item>
              </text:list>
            </text:list-item>
          </text:list>
        </text:list-item>
      </text:list>
      <text:p text:style-name="P101"><text:span text:style-name="T4">A € 25 budget may be used for printing costs (e.g. for the conference poster). Please go to the secretariat of the specialization of your supervisor with your receipts.</text:span></text:p>
      <text:p text:style-name="P47"/>
      <text:p text:style-name="P43"><draw:g text:anchor-type="char" draw:z-index="23" draw:name="Group 17" draw:style-name="gr32"><draw:line draw:name="Line 60" draw:style-name="gr33" draw:text-style-name="P111" svg:x1="2.3382in" svg:y1="0.037in" svg:x2="4.5295in" svg:y2="0.0374in"><text:p/></draw:line><draw:line draw:name="Line 61" draw:style-name="gr33" draw:text-style-name="P111" svg:x1="2.3413in" svg:y1="0.0406in" svg:x2="2.3417in" svg:y2="0.2157in"><text:p/></draw:line><draw:line draw:name="Line 62" draw:style-name="gr33" draw:text-style-name="P111" svg:x1="4.5331in" svg:y1="0.0339in" svg:x2="4.5335in" svg:y2="0.222in"><text:p/></draw:line><draw:line draw:name="Line 63" draw:style-name="gr33" draw:text-style-name="P111" svg:x1="2.3382in" svg:y1="0.2181in" svg:x2="4.5295in" svg:y2="0.2185in"><text:p/></draw:line></draw:g><text:span text:style-name="T26">Word count = (</text:span><text:span text:style-name="T31">state number of written words here</text:span><text:span text:style-name="T26">)</text:span></text:p>
      <text:p text:style-name="Text_20_body"/>
      <text:p text:style-name="P100"><draw:custom-shape text:anchor-type="char" draw:z-index="47" draw:name="Freeform: Shape 16" draw:style-name="gr9" draw:text-style-name="P113" svg:width="5.4559in" svg:height="0.0016in" svg:x="1.5201in" svg:y="0.2083in"><text:p/><draw:enhanced-geometry draw:mirror-horizontal="false" draw:mirror-vertical="false" drawooo:sub-view-size="7856 0" draw:text-areas="0 0 ?f4 ?f5" svg:viewBox="0 0 0 0"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P105"/>
      <text:list xml:id="list104234493879197" text:continue-numbering="true" text:style-name="WWNum8">
        <text:list-item>
          <text:list>
            <text:list-item>
              <text:h text:style-name="P7" text:outline-level="5"><text:span text:style-name="T4">REFERENCES</text:span></text:h>
            </text:list-item>
          </text:list>
        </text:list-item>
      </text:list>
      <text:p text:style-name="P52"/>
      <text:p text:style-name="P102"><text:span text:style-name="T4">List all cited literature, formatted according to the directions of the APA Manual.</text:span></text:p>
      <text:p text:style-name="P107"><draw:custom-shape text:anchor-type="char" draw:z-index="48" draw:name="Freeform: Shape 15" draw:style-name="gr8" draw:text-style-name="P113" svg:width="5.4559in" svg:height="0.0016in" svg:x="1.5201in" svg:y="0.1965in"><text:p/><draw:enhanced-geometry draw:mirror-horizontal="false" draw:mirror-vertical="false" drawooo:sub-view-size="7856 0" draw:text-areas="0 0 ?f4 ?f5" svg:viewBox="0 0 0 0"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P106"/>
      <text:list xml:id="list104236467150316" text:continue-numbering="true" text:style-name="WWNum8">
        <text:list-item>
          <text:list>
            <text:list-item>
              <text:h text:style-name="P7" text:outline-level="5"><text:span text:style-name="T4">FURTHER</text:span><text:span text:style-name="T98"> </text:span><text:span text:style-name="T4">STEPS</text:span></text:h>
            </text:list-item>
          </text:list>
        </text:list-item>
      </text:list>
      <text:p text:style-name="P53"/>
      <text:p text:style-name="P97"><text:span text:style-name="T4">Make sure your supervisor submits an Ethics Checklist for your intended research to the Ethics</text:span><text:span text:style-name="T75"> </text:span><text:span text:style-name="T4">Review</text:span><text:span text:style-name="T20"> </text:span><text:span text:style-name="T4">Board</text:span><text:span text:style-name="T78"> </text:span><text:span text:style-name="T4">of</text:span><text:span text:style-name="T18"> </text:span><text:span text:style-name="T4">the</text:span><text:span text:style-name="T75"> </text:span><text:span text:style-name="T4">Department</text:span><text:span text:style-name="T20"> </text:span><text:span text:style-name="T4">of</text:span><text:span text:style-name="T20"> </text:span><text:span text:style-name="T4">Psychology</text:span><text:span text:style-name="T76"> </text:span><text:span text:style-name="T4">at</text:span><text:span text:style-name="T78"> </text:span><text:span text:style-name="T84">h</text:span><text:span text:style-name="T88"> </text:span><text:span text:style-name="T87">ttps://</text:span><text:a xlink:type="simple" xlink:href="http://www.lab.uva.nl/lab/ethics/" text:style-name="Default_20_Style" text:visited-style-name="Default_20_Style"><text:span text:style-name="T87">www.lab.uva.nl/lab/ethics/</text:span></text:a></text:p>
      <text:p text:style-name="P86"><draw:custom-shape text:anchor-type="char" draw:z-index="49" draw:name="Freeform: Shape 14" draw:style-name="gr7" draw:text-style-name="P113" svg:width="5.4559in" svg:height="0.0016in" svg:x="1.5201in" svg:y="0.1925in"><text:p/><draw:enhanced-geometry draw:mirror-horizontal="false" draw:mirror-vertical="false" drawooo:sub-view-size="7856 0" draw:text-areas="0 0 ?f4 ?f5" svg:viewBox="0 0 0 0" draw:type="ooxml-non-primitive" draw:enhanced-path="M 0 0 L 7855 0 N"><draw:equation draw:name="f0" draw:formula="0+2189-2189"/><draw:equation draw:name="f1" draw:formula="?f0 *logwidth/7856"/><draw:equation draw:name="f2" draw:formula="0+10044-2189"/><draw:equation draw:name="f3" draw:formula="?f2 *logwidth/7856"/><draw:equation draw:name="f4" draw:formula="logwidth"/><draw:equation draw:name="f5" draw:formula="logheight"/></draw:enhanced-geometry></draw:custom-shape></text:p>
      <text:p text:style-name="Text_20_body"/>
      <text:p text:style-name="P108"/>
      <text:list xml:id="list104236243558438" text:continue-numbering="true" text:style-name="WWNum8">
        <text:list-item>
          <text:list>
            <text:list-item>
              <text:h text:style-name="P6" text:outline-level="5"><text:span text:style-name="T4">SIGNATURES</text:span></text:h>
            </text:list-item>
          </text:list>
        </text:list-item>
      </text:list>
      <text:p text:style-name="P50"/>
      <text:list xml:id="list1660173106" text:style-name="WWNum2">
        <text:list-item>
          <text:p text:style-name="P23"><text:span text:style-name="T26">I hereby declare that both this proposal, and its resulting internship, will only contain original</text:span><text:span text:style-name="T43"> </text:span><text:span text:style-name="T26">material</text:span><text:span text:style-name="T61"> </text:span><text:span text:style-name="T26">and</text:span><text:span text:style-name="T43"> </text:span><text:span text:style-name="T26">is</text:span><text:span text:style-name="T41"> </text:span><text:span text:style-name="T26">free</text:span><text:span text:style-name="T45"> </text:span><text:span text:style-name="T26">of</text:span><text:span text:style-name="T41"> </text:span><text:span text:style-name="T26">plagiarism</text:span><text:span text:style-name="T43"> </text:span><text:span text:style-name="T26">(cf.</text:span><text:span text:style-name="T41"> </text:span><text:span text:style-name="T26">Teaching</text:span><text:span text:style-name="T61"> </text:span><text:span text:style-name="T26">and</text:span><text:span text:style-name="T43"> </text:span><text:span text:style-name="T26">Examination</text:span><text:span text:style-name="T43"> </text:span><text:span text:style-name="T26">Regulation</text:span><text:span text:style-name="T43"> </text:span><text:span text:style-name="T26">in</text:span><text:span text:style-name="T43"> </text:span><text:span text:style-name="T26">the research master’s course</text:span><text:span text:style-name="T37"> </text:span><text:span text:style-name="T26">catalogue).</text:span></text:p>
        </text:list-item>
        <text:list-item>
          <text:p text:style-name="P24"><text:span text:style-name="T26">I hereby declare that the results section of the internship report will consist of two subsections,</text:span><text:span text:style-name="T68"> </text:span><text:span text:style-name="T26">one</text:span><text:span text:style-name="T28"> </text:span><text:span text:style-name="T26">entitled</text:span><text:span text:style-name="T28"> </text:span><text:span text:style-name="T26">“confirmatory</text:span><text:span text:style-name="T54"> </text:span><text:span text:style-name="T26">analyses”</text:span><text:span text:style-name="T33"> </text:span><text:span text:style-name="T26">and</text:span><text:span text:style-name="T61"> </text:span><text:span text:style-name="T26">one</text:span><text:span text:style-name="T33"> </text:span><text:span text:style-name="T26">entitled</text:span><text:span text:style-name="T72"> </text:span><text:span text:style-name="T26">“exploratory</text:span><text:span text:style-name="T28"> </text:span><text:span text:style-name="T26">analyses” (one of the two subsections may be</text:span><text:span text:style-name="T72"> </text:span><text:span text:style-name="T26">empty):</text:span></text:p>
        </text:list-item>
      </text:list>
      <text:list xml:id="list976114360" text:style-name="WWNum1">
        <text:list-item>
          <text:p text:style-name="P25"><text:span text:style-name="T26">The</text:span><text:span text:style-name="T61"> </text:span><text:span text:style-name="T26">confirmatory</text:span><text:span text:style-name="T45"> </text:span><text:span text:style-name="T26">analysis</text:span><text:span text:style-name="T41"> </text:span><text:span text:style-name="T26">section</text:span><text:span text:style-name="T61"> </text:span><text:span text:style-name="T26">reports</text:span><text:span text:style-name="T37"> </text:span><text:span text:style-name="T31">exactly</text:span><text:span text:style-name="T42"> </text:span><text:span text:style-name="T26">the</text:span><text:span text:style-name="T45"> </text:span><text:span text:style-name="T26">analyses</text:span><text:span text:style-name="T43"> </text:span><text:span text:style-name="T26">proposed</text:span><text:span text:style-name="T61"> </text:span><text:span text:style-name="T26">in</text:span><text:span text:style-name="T37"> </text:span><text:span text:style-name="T26">Section</text:span><text:span text:style-name="T61"> </text:span><text:span text:style-name="T26">4 of this</text:span><text:span text:style-name="T63"> </text:span><text:span text:style-name="T26">proposal</text:span></text:p>
        </text:list-item>
        <text:list-item>
          <text:p text:style-name="P26"><text:span text:style-name="T26">The</text:span><text:span text:style-name="T28"> </text:span><text:span text:style-name="T26">exploratory</text:span><text:span text:style-name="T33"> </text:span><text:span text:style-name="T26">analysis</text:span><text:span text:style-name="T61"> </text:span><text:span text:style-name="T26">section</text:span><text:span text:style-name="T41"> </text:span><text:span text:style-name="T26">contains</text:span><text:span text:style-name="T61"> </text:span><text:span text:style-name="T26">not</text:span><text:span text:style-name="T33"> </text:span><text:span text:style-name="T26">previously</text:span><text:span text:style-name="T54"> </text:span><text:span text:style-name="T26">specified,</text:span><text:span text:style-name="T61"> </text:span><text:span text:style-name="T26">and</text:span><text:span text:style-name="T43"> </text:span><text:span text:style-name="T26">thus exploratory,</text:span><text:span text:style-name="T67"> </text:span><text:span text:style-name="T26">analyses.</text:span></text:p>
        </text:list-item>
      </text:list>
      <text:p text:style-name="Text_20_body"/>
      <text:p text:style-name="Text_20_body"/>
      <text:p text:style-name="P109"/>
      <text:h text:style-name="P10" text:outline-level="5"><draw:g text:anchor-type="char" draw:z-index="52" draw:name="Group 8" draw:style-name="gr1"><draw:line draw:name="Line 80" draw:style-name="gr2" draw:text-style-name="P111" svg:x1="5.6264in" svg:y1="0.5248in" svg:x2="7.9083in" svg:y2="0.5252in"><text:p/></draw:line><draw:custom-shape draw:name="Rectangle 81" draw:style-name="gr3" draw:text-style-name="P112" svg:width="0.0134in" svg:height="0.0059in" svg:x="7.9335in" svg:y="0.522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pan text:style-name="T4">Location:<text:tab/>Student’s</text:span><text:span text:style-name="T76"> </text:span><text:span text:style-name="T4">signature:<text:tab/>Supervisor’s</text:span><text:span text:style-name="T24"> </text:span><text:span text:style-name="T4">signature:</text:span></text:h>
      <text:p text:style-name="P110"/>
      <text:p text:style-name="P87"><draw:g text:anchor-type="char" draw:z-index="50" draw:name="Group 4" draw:style-name="gr6"><draw:custom-shape draw:name="Rectangle 73" draw:style-name="gr3" draw:text-style-name="P112" svg:width="0.0114in" svg:height="0.0059in" svg:x="1.1799in" svg:y="0.182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74" draw:style-name="gr5" draw:text-style-name="P111" svg:x1="1.215in" svg:y1="0.187in" svg:x2="3.0972in" svg:y2="0.1874in"><text:p/></draw:line><draw:custom-shape draw:name="Rectangle 75" draw:style-name="gr3" draw:text-style-name="P112" svg:width="0.0134in" svg:height="0.0059in" svg:x="3.1201in" svg:y="0.182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g text:anchor-type="char" draw:z-index="51" draw:name="Group 1" draw:style-name="gr4"><draw:custom-shape draw:name="Rectangle 77" draw:style-name="gr3" draw:text-style-name="P112" svg:width="0.0268in" svg:height="0.0059in" svg:x="3.3193in" svg:y="0.1827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name="Line 78" draw:style-name="gr5" draw:text-style-name="P111" svg:x1="3.3701in" svg:y1="0.187in" svg:x2="5.4465in" svg:y2="0.1874in"><text:p/></draw:line></draw:g></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F" svg:font-family=""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style:font-pitch="variable"/>
  </office:font-face-decls>
  <office:styles>
    <draw:stroke-dash draw:name="Dash" draw:style="rect" draw:dots1="1" draw:dots1-length="300%" draw:distance="100%"/>
    <draw:stroke-dash draw:name="Dot" draw:style="rect" draw:dots1="1" draw:dots1-length="100%" draw:distance="1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0" fo:widows="0" style:writing-mode="lr-tb"/>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text-properties fo:font-size="10pt" style:font-size-asian="10pt" style:font-size-complex="10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5" style:display-name="Heading 5" style:family="paragraph" style:parent-style-name="Standard" loext:linked-style-name="Heading_20_5_20_Char" style:default-outline-level="5" style:list-style-name="" style:class="text">
      <style:paragraph-properties fo:margin-left="1.0055in" fo:margin-right="0in" fo:text-indent="-0.3709in" style:auto-text-indent="false"/>
      <style:text-properties fo:font-size="10pt" fo:font-weight="bold" style:font-size-asian="10pt" style:font-weight-asian="bold" style:font-size-complex="10pt" style:font-weight-complex="bold"/>
    </style:style>
    <style:style style:name="List_20_Paragraph" style:display-name="List Paragraph" style:family="paragraph" style:parent-style-name="Standard">
      <style:paragraph-properties fo:margin-left="0.6165in" fo:margin-right="0in" fo:text-indent="-0.2354in" style:auto-text-indent="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Footer" style:family="paragraph" style:parent-style-name="Header_20_and_20_Footer" style:class="extra"/>
    <style:style style:name="Default_20_Paragraph_20_Font" style:display-name="Default Paragraph Font" style:family="text"/>
    <style:style style:name="Heading_20_5_20_Char" style:display-name="Heading 5 Char" style:family="text" style:parent-style-name="Default_20_Paragraph_20_Font" loext:linked-style-name="Heading_20_5">
      <style:text-properties style:font-name="Calibri" fo:font-family="Calibri" style:font-family-generic="roman" style:font-pitch="variable" fo:font-size="10pt" fo:font-weight="bold" style:font-name-asian="Calibri2" style:font-family-asian="Calibri" style:font-family-generic-asian="system" style:font-pitch-asian="variable" style:font-size-asian="10pt" style:font-weight-asian="bold" style:font-name-complex="Calibri2" style:font-family-complex="Calibri" style:font-family-generic-complex="system" style:font-pitch-complex="variable" style:font-size-complex="10pt" style:font-weight-complex="bold"/>
    </style:style>
    <style:style style:name="Body_20_Text_20_Char" style:display-name="Body Text Char" style:family="text" style:parent-style-name="Default_20_Paragraph_20_Font">
      <style:text-properties style:font-name="Calibri" fo:font-family="Calibri" style:font-family-generic="roman" style:font-pitch="variable" fo:font-size="10pt"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style>
    <style:style style:name="ListLabel_20_1" style:display-name="ListLabel 1"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Calibri" fo:font-family="Calibri" style:font-family-generic="roman" style:font-pitch="variable" fo:font-size="10pt" fo:letter-spacing="-0.0016in" style:font-name-asian="Calibri2" style:font-family-asian="Calibri" style:font-family-generic-asian="system" style:font-pitch-asian="variable" style:font-size-asian="10pt" style:font-name-complex="Calibri2" style:font-family-complex="Calibri" style:font-family-generic-complex="system" style:font-pitch-complex="variable" style:font-size-complex="10pt" style:text-scale="103%"/>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alibri" fo:font-family="Calibri" style:font-family-generic="roman" style:font-pitch="variable" fo:font-size="10pt" fo:letter-spacing="-0.0728in" style:text-underline-style="solid" style:text-underline-width="auto" style:text-underline-color="#000000" fo:font-weight="bold" style:font-name-asian="Calibri2" style:font-family-asian="Calibri" style:font-family-generic-asian="system" style:font-pitch-asian="variable" style:font-size-asian="10pt" style:font-weight-asian="bold" style:font-name-complex="Calibri2" style:font-family-complex="Calibri" style:font-family-generic-complex="system" style:font-pitch-complex="variable" style:font-size-complex="10pt" style:font-weight-complex="bold" style:text-scale="103%"/>
    </style:style>
    <style:style style:name="ListLabel_20_65" style:display-name="ListLabel 65" style:family="text">
      <style:text-properties style:font-name="Calibri" fo:font-family="Calibri" style:font-family-generic="roman" style:font-pitch="variable" fo:font-size="10pt" fo:font-weight="bold" style:font-name-asian="Calibri2" style:font-family-asian="Calibri" style:font-family-generic-asian="system" style:font-pitch-asian="variable" style:font-size-asian="10pt" style:font-weight-asian="bold" style:font-name-complex="Calibri2" style:font-family-complex="Calibri" style:font-family-generic-complex="system" style:font-pitch-complex="variable" style:font-size-complex="10pt" style:font-weight-complex="bold" style:text-scale="103%"/>
    </style:style>
    <style:style style:name="ListLabel_20_66" style:display-name="ListLabel 66" style:family="text">
      <style:text-properties style:font-name="Calibri" fo:font-family="Calibri" style:font-family-generic="roman" style:font-pitch="variable" fo:font-size="10pt" fo:font-weight="bold" style:font-name-asian="Calibri2" style:font-family-asian="Calibri" style:font-family-generic-asian="system" style:font-pitch-asian="variable" style:font-size-asian="10pt" style:font-weight-asian="bold" style:font-name-complex="Calibri2" style:font-family-complex="Calibri" style:font-family-generic-complex="system" style:font-pitch-complex="variable" style:font-size-complex="10pt" style:font-weight-complex="bold" style:text-scale="103%"/>
    </style:style>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354in" fo:margin-left="1.1055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354in" fo:margin-left="1.7016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354in" fo:margin-left="2.2917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354in" fo:margin-left="2.8819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354in" fo:margin-left="3.472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354in" fo:margin-left="4.0626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354in" fo:margin-left="4.6528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354in" fo:margin-left="5.2429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354in" fo:margin-left="5.8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181in" fo:margin-left="0.6354in"/>
        </style:list-level-properties>
        <style:text-properties fo:font-family="Calibri"/>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181in" fo:margin-left="1.2764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181in" fo:margin-left="1.9138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181in" fo:margin-left="2.5516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181in" fo:margin-left="3.189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181in" fo:margin-left="3.8264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181in" fo:margin-left="4.4638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181in" fo:margin-left="5.1016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181in" fo:margin-left="5.739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1854in" fo:margin-left="0.8201in"/>
        </style:list-level-properties>
      </text:list-level-style-number>
      <text:list-level-style-bullet text:level="2" text:style-name="ListLabel_20_20" loext:num-list-format="•" style:num-suffix="•" text:bullet-char="•">
        <style:list-level-properties text:list-level-position-and-space-mode="label-alignment">
          <style:list-level-label-alignment text:label-followed-by="listtab" fo:text-indent="-0.1854in" fo:margin-left="1.439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854in" fo:margin-left="2.0583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854in" fo:margin-left="2.678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854in" fo:margin-left="3.2972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854in" fo:margin-left="3.916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854in" fo:margin-left="4.5362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854in" fo:margin-left="5.155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854in" fo:margin-left="5.775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783in" fo:margin-left="0.9138in"/>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2783in" fo:margin-left="1.5264in"/>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783in" fo:margin-left="2.1362in"/>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783in" fo:margin-left="2.7457in"/>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783in" fo:margin-left="3.3555in"/>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783in" fo:margin-left="3.9654in"/>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783in" fo:margin-left="4.5752in"/>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783in" fo:margin-left="5.1846in"/>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783in" fo:margin-left="5.79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354in" fo:margin-left="0.8701in"/>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fo:text-indent="-0.2354in" fo:margin-left="1.489in"/>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354in" fo:margin-left="2.1028in"/>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354in" fo:margin-left="2.7165in"/>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354in" fo:margin-left="3.3307in"/>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354in" fo:margin-left="3.9445in"/>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354in" fo:margin-left="4.5583in"/>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354in" fo:margin-left="5.172in"/>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354in" fo:margin-left="5.7862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3701in" fo:margin-left="1.0055in"/>
        </style:list-level-properties>
      </text:list-level-style-number>
      <text:list-level-style-bullet text:level="2" text:style-name="ListLabel_20_47" loext:num-list-format="•" style:num-suffix="•" text:bullet-char="•">
        <style:list-level-properties text:list-level-position-and-space-mode="label-alignment">
          <style:list-level-label-alignment text:label-followed-by="listtab" fo:text-indent="-0.3701in" fo:margin-left="1.6016in"/>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3701in" fo:margin-left="2.2028in"/>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3701in" fo:margin-left="2.8043in"/>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3701in" fo:margin-left="3.4055in"/>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3701in" fo:margin-left="4.0071in"/>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3701in" fo:margin-left="4.6083in"/>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3701in" fo:margin-left="5.2098in"/>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3701in" fo:margin-left="5.8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a" style:num-letter-sync="true">
        <style:list-level-properties text:list-level-position-and-space-mode="label-alignment">
          <style:list-level-label-alignment text:label-followed-by="listtab" fo:text-indent="-0.3701in" fo:margin-left="1.0055in"/>
        </style:list-level-properties>
      </text:list-level-style-number>
      <text:list-level-style-bullet text:level="2" text:style-name="ListLabel_20_56" loext:num-list-format="•" style:num-suffix="•" text:bullet-char="•">
        <style:list-level-properties text:list-level-position-and-space-mode="label-alignment">
          <style:list-level-label-alignment text:label-followed-by="listtab" fo:text-indent="-0.3701in" fo:margin-left="1.6016in"/>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3701in" fo:margin-left="2.2028in"/>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3701in" fo:margin-left="2.8043in"/>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3701in" fo:margin-left="3.4055in"/>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3701in" fo:margin-left="4.0071in"/>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3701in" fo:margin-left="4.6083in"/>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3701in" fo:margin-left="5.2098in"/>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3701in" fo:margin-left="5.811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1425in" fo:margin-left="0.5236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fo:text-indent="-0.3917in" fo:margin-left="1.0272in"/>
        </style:list-level-properties>
      </text:list-level-style-number>
      <text:list-level-style-number text:level="3" text:style-name="ListLabel_20_66" loext:num-list-format="%2%.%3%" style:num-format="1" text:display-levels="2">
        <style:list-level-properties text:list-level-position-and-space-mode="label-alignment">
          <style:list-level-label-alignment text:label-followed-by="listtab" fo:text-indent="-0.2354in" fo:margin-left="0.8701in"/>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0.2354in" fo:margin-left="1.028in"/>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354in" fo:margin-left="1.8827in"/>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354in" fo:margin-left="2.7374in"/>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354in" fo:margin-left="3.5929in"/>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354in" fo:margin-left="4.448in"/>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354in" fo:margin-left="5.30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1.1354in"/>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25in" fo:margin-left="1.6354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1252in" fo:margin-left="2.1354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6354in"/>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25in" fo:margin-left="3.1354in"/>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1252in" fo:margin-left="3.6354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4.1354in"/>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25in" fo:margin-left="4.6354in"/>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1252in" fo:margin-left="5.13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5%"/>
    </style:style>
    <style:style style:name="MP2" style:family="paragraph">
      <loext:graphic-properties draw:fill="solid" draw:fill-color="#000000"/>
      <style:paragraph-properties fo:text-align="start"/>
      <style:text-properties fo:font-size="18pt"/>
    </style:style>
    <style:style style:name="MP3" style:family="paragraph" style:parent-style-name="Text_20_body">
      <style:paragraph-properties fo:margin-left="0.0138in" fo:margin-right="0in" fo:margin-top="0.0181in" fo:margin-bottom="0in" style:contextual-spacing="false" fo:text-indent="0in" style:auto-text-indent="false"/>
    </style:style>
    <style:style style:name="MP4" style:family="paragraph">
      <loext:graphic-properties draw:fill="none"/>
      <style:paragraph-properties fo:text-align="start"/>
      <style:text-properties fo:font-size="18pt"/>
    </style:style>
    <style:style style:name="MP5" style:family="paragraph" style:parent-style-name="Text_20_body">
      <style:paragraph-properties fo:margin-left="0.0138in" fo:margin-right="0in" fo:line-height="0.1591in" fo:text-indent="0in" style:auto-text-indent="false"/>
    </style:style>
    <style:style style:name="MT1" style:family="text">
      <style:text-properties style:font-name="Garamond" style:text-scale="105%"/>
    </style:style>
    <style:style style:name="MT2" style:family="text">
      <style:text-properties style:font-name="Garamond" fo:letter-spacing="-0.0283in" style:text-scale="105%"/>
    </style:style>
    <style:style style:name="MT3" style:family="text">
      <style:text-properties style:text-scale="105%"/>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0008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in" fo:margin-top="0.0043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in" draw:fill="solid" draw:fill-color="#000000" draw:textarea-vertical-align="top" draw:auto-grow-height="false" fo:min-height="0in" fo:min-width="0in" fo:padding-top="0.0492in" fo:padding-bottom="0.0492in" fo:padding-left="0.0984in" fo:padding-right="0.0984in" fo:wrap-option="wrap" fo:margin-left="0in" fo:margin-right="0.0008in" fo:margin-top="0.0043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parent-style-name="Frame">
      <style:graphic-properties draw:stroke="none" svg:stroke-width="0in" draw:fill="none" draw:textarea-vertical-align="top" draw:auto-grow-height="false" fo:min-height="0.1909in" fo:min-width="1.7866in" fo:padding-top="0in" fo:padding-bottom="0in" fo:padding-left="0in" fo:padding-right="0in" fo:wrap-option="wrap" fo:margin-left="0.0008in" fo:margin-right="0.0047in" fo:margin-top="0.0047in" fo:margin-bottom="0.0028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5" style:family="graphic" style:parent-style-name="Frame">
      <style:graphic-properties draw:stroke="none" svg:stroke-width="0in" draw:fill="none" draw:textarea-vertical-align="top" draw:auto-grow-height="false" fo:min-height="0.1728in" fo:min-width="0.202in" fo:padding-top="0in" fo:padding-bottom="0in" fo:padding-left="0in" fo:padding-right="0in" fo:wrap-option="wrap" fo:margin-left="0.0035in" fo:margin-right="0.0035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6" style:family="graphic" style:parent-style-name="Frame">
      <style:graphic-properties draw:stroke="none" svg:stroke-width="0in" draw:fill="none" draw:textarea-vertical-align="top" draw:auto-grow-height="false" fo:min-height="0.1728in" fo:min-width="0.1744in" fo:padding-top="0in" fo:padding-bottom="0in" fo:padding-left="0in" fo:padding-right="0in" fo:wrap-option="wrap" fo:margin-left="0.0035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4634in" fo:margin-bottom="0.652in" fo:margin-left="0.9028in" fo:margin-right="0.5835in" style:writing-mode="lr-tb" style:layout-grid-color="#c0c0c0" style:layout-grid-lines="23741"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118in" fo:margin-left="0in" fo:margin-right="0in" fo:margin-bottom="0.372in" style:dynamic-spacing="true"/>
      </style:header-style>
      <style:footer-style>
        <style:header-footer-properties fo:min-height="0.1256in" fo:margin-left="0in" fo:margin-right="0in" fo:margin-top="0.0866in" style:dynamic-spacing="true"/>
      </style:footer-style>
    </style:page-layout>
    <style:page-layout style:name="Mpm2">
      <style:page-layout-properties fo:page-width="8.5in" fo:page-height="11in" style:num-format="1" style:print-orientation="portrait" fo:margin-top="0.4917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jpeg" text:anchor-type="char" svg:x="1.5382in" svg:y="0.4634in" svg:width="1.7484in" svg:height="0.2665in" draw:z-index="0"><draw:image xlink:href="Pictures/1000000000000520000000C9B0FDF49526537750.jpg" xlink:type="simple" xlink:show="embed" xlink:actuate="onLoad" draw:mime-type="image/jpeg"/></draw:frame><draw:custom-shape text:anchor-type="char" draw:z-index="1" draw:name="Rectangle 92" draw:style-name="Mgr1" draw:text-style-name="MP2" svg:width="0.0134in" svg:height="0.0071in" svg:x="7.6319in" svg:y="2.9236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 draw:name="Rectangle 91" draw:style-name="Mgr2" draw:text-style-name="MP2" svg:width="0.0268in" svg:height="0.0071in" svg:x="3.3217in" svg:y="3.23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 draw:name="Rectangle 90" draw:style-name="Mgr3" draw:text-style-name="MP2" svg:width="0.0134in" svg:height="0.0071in" svg:x="7.6319in" svg:y="3.2335i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 draw:name="Text Box 89" draw:style-name="Mgr4" draw:text-style-name="MP4" svg:width="1.7862in" svg:height="0.1906in" svg:x="5.8756in" svg:y="0.5984in"><text:p text:style-name="MP3"><text:span text:style-name="MT1">Graduate School of</text:span><text:span text:style-name="MT2"> </text:span><text:span text:style-name="MT1">Psycholog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char" draw:z-index="5" draw:name="Text Box 88" draw:style-name="Mgr5" draw:text-style-name="MP4" svg:width="0.2016in" svg:height="0.1724in" svg:x="4.1598in" svg:y="10.1953in"><text:p text:style-name="MP5"><text:span text:style-name="MT3">1</text:span><text:page-number text:select-page="current">8</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1" draw:style-name="Mdp1">
      <style:header>
        <text:p text:style-name="MP1"><draw:frame draw:style-name="Mfr1" draw:name="Image1" text:anchor-type="char" svg:x="1.5382in" svg:y="0.4634in" svg:width="1.7484in" svg:height="0.2665in" draw:z-index="9"><draw:image xlink:href="Pictures/1000000000000520000000C9B0FDF49526537750.jpg" xlink:type="simple" xlink:show="embed" xlink:actuate="onLoad" draw:mime-type="image/jpeg"/></draw:frame><draw:custom-shape text:anchor-type="char" draw:z-index="9" draw:name="Text Box 87" draw:style-name="Mgr4" draw:text-style-name="MP4" svg:width="1.7862in" svg:height="0.1906in" svg:x="5.8756in" svg:y="0.5984in"><text:p text:style-name="MP3"><text:span text:style-name="MT1">Graduate School of</text:span><text:span text:style-name="MT2"> </text:span><text:span text:style-name="MT1">Psycholog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char" draw:z-index="11" draw:name="Text Box 86" draw:style-name="Mgr5" draw:text-style-name="MP4" svg:width="0.2016in" svg:height="0.1724in" svg:x="4.1598in" svg:y="10.1953in"><text:p text:style-name="MP5"><text:span text:style-name="MT3">1</text:span><text:page-number text:select-page="current">10</text:page-number></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2" style:page-layout-name="Mpm2" draw:style-name="Mdp1">
      <style:header>
        <text:p text:style-name="MP1"><draw:frame draw:style-name="Mfr1" draw:name="Image2" text:anchor-type="char" svg:x="1.5382in" svg:y="0.4634in" svg:width="1.7484in" svg:height="0.2665in" draw:z-index="19"><draw:image xlink:href="Pictures/1000000000000520000000C9B0FDF49526537750.jpg" xlink:type="simple" xlink:show="embed" xlink:actuate="onLoad" draw:mime-type="image/jpeg"/></draw:frame><draw:custom-shape text:anchor-type="char" draw:z-index="15" draw:name="Text Box 85" draw:style-name="Mgr4" draw:text-style-name="MP4" svg:width="1.7862in" svg:height="0.1906in" svg:x="5.8756in" svg:y="0.5984in"><text:p text:style-name="MP3"><text:span text:style-name="MT1">Graduate School of</text:span><text:span text:style-name="MT2"> </text:span><text:span text:style-name="MT1">Psychology</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1"><draw:custom-shape text:anchor-type="char" draw:z-index="17" draw:name="Text Box 84" draw:style-name="Mgr6" draw:text-style-name="MP4" svg:width="0.174in" svg:height="0.1724in" svg:x="4.1598in" svg:y="10.1953in"><text:p text:style-name="MP5"><text:span text:style-name="MT3">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Sanne Bentvelzen</meta:initial-creator>
    <meta:editing-cycles>3</meta:editing-cycles>
    <meta:creation-date>2021-10-27T13:34:00</meta:creation-date>
    <dc:date>2022-03-24T10:42:34.141478257</dc:date>
    <meta:editing-duration>PT22H6M46S</meta:editing-duration>
    <meta:generator>LibreOffice/7.3.1.3$Linux_X86_64 LibreOffice_project/a69ca51ded25f3eefd52d7bf9a5fad8c90b87951</meta:generator>
    <meta:document-statistic meta:table-count="0" meta:image-count="3" meta:object-count="0" meta:page-count="5" meta:paragraph-count="97" meta:word-count="1164" meta:character-count="7646" meta:non-whitespace-character-count="6566"/>
    <meta:user-defined meta:name="AppVersion">16.0000</meta:user-defined>
    <meta:template xlink:type="simple" xlink:actuate="onRequest" xlink:title="Normal" xlink:href=""/>
  </office:meta>
</office:document-meta>
</file>